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5cm" fo:margin-left="-0.199cm" table:align="left" style:writing-mode="lr-tb"/>
    </style:style>
    <style:style style:name="Table1.A" style:family="table-column">
      <style:table-column-properties style:column-width="3.757cm"/>
    </style:style>
    <style:style style:name="Table1.C" style:family="table-column">
      <style:table-column-properties style:column-width="3.759cm"/>
    </style:style>
    <style:style style:name="Table1.D" style:family="table-column">
      <style:table-column-properties style:column-width="3.776cm"/>
    </style:style>
    <style:style style:name="Table1.1" style:family="table-row">
      <style:table-row-properties style:min-row-height="0.801cm" fo:keep-together="always"/>
    </style:style>
    <style:style style:name="Table1.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middle" fo:padding-left="0.191cm" fo:padding-right="0.191cm" fo:padding-top="0cm" fo:padding-bottom="0cm" fo:border="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3.42cm" table:align="center" style:writing-mode="lr-tb"/>
    </style:style>
    <style:style style:name="Table2.A" style:family="table-column">
      <style:table-column-properties style:column-width="2.401cm"/>
    </style:style>
    <style:style style:name="Table2.B" style:family="table-column">
      <style:table-column-properties style:column-width="11.019cm"/>
    </style:style>
    <style:style style:name="Table2.1" style:family="table-row">
      <style:table-row-properties style:min-row-height="0.6cm" fo:keep-together="always"/>
    </style:style>
    <style:style style:name="Table2.A1" style:family="table-cell">
      <style:table-cell-properties style:vertical-align="middle" fo:background-color="#d9d9d9" fo:padding-left="0.25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d9d9d9" fo:padding-left="0.25cm" fo:padding-right="0.191cm" fo:padding-top="0cm" fo:padding-bottom="0cm" fo:border="0.5pt solid #000000" style:writing-mode="lr-tb">
        <style:background-image/>
      </style:table-cell-properties>
    </style:style>
    <style:style style:name="Table2.2" style:family="table-row">
      <style:table-row-properties fo:keep-together="always"/>
    </style:style>
    <style:style style:name="Table2.A2"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25cm" fo:padding-right="0.191cm" fo:padding-top="0cm" fo:padding-bottom="0cm" fo:border="0.5pt solid #000000" style:writing-mode="lr-tb"/>
    </style:style>
    <style:style style:name="Table2.A3"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25cm" fo:padding-right="0.191cm" fo:padding-top="0cm" fo:padding-bottom="0cm" fo:border="0.5pt solid #000000" style:writing-mode="lr-tb"/>
    </style:style>
    <style:style style:name="Table2.A4"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25cm" fo:padding-right="0.191cm" fo:padding-top="0cm" fo:padding-bottom="0cm" fo:border="0.5pt solid #000000" style:writing-mode="lr-tb"/>
    </style:style>
    <style:style style:name="Table2.A5"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25cm" fo:padding-right="0.191cm" fo:padding-top="0cm" fo:padding-bottom="0cm" fo:border="0.5pt solid #000000" style:writing-mode="lr-tb"/>
    </style:style>
    <style:style style:name="Table2.A6"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25cm" fo:padding-right="0.191cm" fo:padding-top="0cm" fo:padding-bottom="0cm" fo:border="0.5pt solid #000000" style:writing-mode="lr-tb"/>
    </style:style>
    <style:style style:name="Table2.A7"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7" style:family="table-cell">
      <style:table-cell-properties style:vertical-align="top" fo:padding-left="0.25cm" fo:padding-right="0.191cm" fo:padding-top="0cm" fo:padding-bottom="0cm" fo:border="0.5pt solid #000000" style:writing-mode="lr-tb"/>
    </style:style>
    <style:style style:name="Table2.A8"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8" style:family="table-cell">
      <style:table-cell-properties style:vertical-align="top" fo:padding-left="0.25cm" fo:padding-right="0.191cm" fo:padding-top="0cm" fo:padding-bottom="0cm" fo:border="0.5pt solid #000000" style:writing-mode="lr-tb"/>
    </style:style>
    <style:style style:name="Table2.A9"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2.B9" style:family="table-cell">
      <style:table-cell-properties style:vertical-align="top" fo:padding-left="0.25cm" fo:padding-right="0.191cm" fo:padding-top="0cm" fo:padding-bottom="0cm" fo:border="0.5pt solid #000000" style:writing-mode="lr-tb"/>
    </style:style>
    <style:style style:name="Table3" style:family="table">
      <style:table-properties style:width="15.02cm" table:align="center" style:writing-mode="lr-tb"/>
    </style:style>
    <style:style style:name="Table3.A" style:family="table-column">
      <style:table-column-properties style:column-width="4.001cm"/>
    </style:style>
    <style:style style:name="Table3.B" style:family="table-column">
      <style:table-column-properties style:column-width="11.019cm"/>
    </style:style>
    <style:style style:name="Table3.1" style:family="table-row">
      <style:table-row-properties style:min-row-height="0.6cm" fo:keep-together="always"/>
    </style:style>
    <style:style style:name="Table3.A1" style:family="table-cell">
      <style:table-cell-properties style:vertical-align="middle" fo:background-color="#d9d9d9" fo:padding-left="0.25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d9d9d9" fo:padding-left="0.25cm" fo:padding-right="0.191cm" fo:padding-top="0cm" fo:padding-bottom="0cm" fo:border="0.5pt solid #000000" style:writing-mode="lr-tb">
        <style:background-image/>
      </style:table-cell-properties>
    </style:style>
    <style:style style:name="Table3.2" style:family="table-row">
      <style:table-row-properties fo:keep-together="always"/>
    </style:style>
    <style:style style:name="Table3.A2"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25cm" fo:padding-right="0.191cm" fo:padding-top="0cm" fo:padding-bottom="0cm" fo:border="0.5pt solid #000000" style:writing-mode="lr-tb"/>
    </style:style>
    <style:style style:name="Table3.A3"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25cm" fo:padding-right="0.191cm" fo:padding-top="0cm" fo:padding-bottom="0cm" fo:border="0.5pt solid #000000" style:writing-mode="lr-tb"/>
    </style:style>
    <style:style style:name="Table3.A4"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25cm" fo:padding-right="0.191cm" fo:padding-top="0cm" fo:padding-bottom="0cm" fo:border="0.5pt solid #000000" style:writing-mode="lr-tb"/>
    </style:style>
    <style:style style:name="Table3.A5"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25cm" fo:padding-right="0.191cm" fo:padding-top="0cm" fo:padding-bottom="0cm" fo:border="0.5pt solid #000000" style:writing-mode="lr-tb"/>
    </style:style>
    <style:style style:name="Table3.A6" style:family="table-cell">
      <style:table-cell-properties style:vertical-align="top" fo:padding-left="0.25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25cm" fo:padding-right="0.191cm" fo:padding-top="0cm" fo:padding-bottom="0cm" fo:border="0.5pt solid #000000" style:writing-mode="lr-tb"/>
    </style:style>
    <style:style style:name="Table4" style:family="table">
      <style:table-properties style:width="14.019cm" table:align="center" style:writing-mode="lr-tb"/>
    </style:style>
    <style:style style:name="Table4.A" style:family="table-column">
      <style:table-column-properties style:column-width="7.001cm"/>
    </style:style>
    <style:style style:name="Table4.B" style:family="table-column">
      <style:table-column-properties style:column-width="7.019cm"/>
    </style:style>
    <style:style style:name="Table4.1" style:family="table-row">
      <style:table-row-properties style:min-row-height="0.6cm" fo:keep-together="always"/>
    </style:style>
    <style:style style:name="Table4.A1" style:family="table-cell">
      <style:table-cell-properties style:vertical-align="middle" fo:background-color="#d9d9d9" fo:padding-left="0.25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d9d9d9" fo:padding-left="0.25cm" fo:padding-right="0.191cm" fo:padding-top="0cm" fo:padding-bottom="0cm" fo:border="0.5pt solid #000000" style:writing-mode="lr-tb">
        <style:background-image/>
      </style:table-cell-properties>
    </style:style>
    <style:style style:name="Table4.2" style:family="table-row">
      <style:table-row-properties fo:keep-together="always"/>
    </style:style>
    <style:style style:name="Table4.A2"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25cm" fo:padding-right="0.191cm" fo:padding-top="0cm" fo:padding-bottom="0cm" fo:border="0.5pt solid #000000" style:writing-mode="lr-tb"/>
    </style:style>
    <style:style style:name="Table4.A3"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25cm" fo:padding-right="0.191cm" fo:padding-top="0cm" fo:padding-bottom="0cm" fo:border="0.5pt solid #000000" style:writing-mode="lr-tb"/>
    </style:style>
    <style:style style:name="Table4.A4"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25cm" fo:padding-right="0.191cm" fo:padding-top="0cm" fo:padding-bottom="0cm" fo:border="0.5pt solid #000000" style:writing-mode="lr-tb"/>
    </style:style>
    <style:style style:name="Table4.A5"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4.B5" style:family="table-cell">
      <style:table-cell-properties style:vertical-align="top" fo:padding-left="0.25cm" fo:padding-right="0.191cm" fo:padding-top="0cm" fo:padding-bottom="0cm" fo:border="0.5pt solid #000000" style:writing-mode="lr-tb"/>
    </style:style>
    <style:style style:name="Table4.A6"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4.B6" style:family="table-cell">
      <style:table-cell-properties style:vertical-align="top" fo:padding-left="0.25cm" fo:padding-right="0.191cm" fo:padding-top="0cm" fo:padding-bottom="0cm" fo:border="0.5pt solid #000000" style:writing-mode="lr-tb"/>
    </style:style>
    <style:style style:name="Table5" style:family="table">
      <style:table-properties style:width="14.019cm" table:align="center" style:writing-mode="lr-tb"/>
    </style:style>
    <style:style style:name="Table5.A" style:family="table-column">
      <style:table-column-properties style:column-width="3.401cm"/>
    </style:style>
    <style:style style:name="Table5.B" style:family="table-column">
      <style:table-column-properties style:column-width="10.619cm"/>
    </style:style>
    <style:style style:name="Table5.1" style:family="table-row">
      <style:table-row-properties style:min-row-height="0.6cm" fo:keep-together="always"/>
    </style:style>
    <style:style style:name="Table5.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2" style:family="table-row">
      <style:table-row-properties fo:keep-together="always"/>
    </style:style>
    <style:style style:name="Table5.A2"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A4" style:family="table-cell">
      <style:table-cell-properties style:vertical-align="top" fo:padding-left="0.80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4.019cm" table:align="center" style:writing-mode="lr-tb"/>
    </style:style>
    <style:style style:name="Table6.A" style:family="table-column">
      <style:table-column-properties style:column-width="4.401cm"/>
    </style:style>
    <style:style style:name="Table6.B" style:family="table-column">
      <style:table-column-properties style:column-width="9.618cm"/>
    </style:style>
    <style:style style:name="Table6.1" style:family="table-row">
      <style:table-row-properties style:min-row-height="0.6cm" fo:keep-together="always"/>
    </style:style>
    <style:style style:name="Table6.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6.2" style:family="table-row">
      <style:table-row-properties fo:keep-together="always"/>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7" style:family="table-cell">
      <style:table-cell-properties style:vertical-align="top"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8" style:family="table-cell">
      <style:table-cell-properties style:vertical-align="top" fo:padding-left="0.191cm" fo:padding-right="0.191cm" fo:padding-top="0cm" fo:padding-bottom="0cm" fo:border="0.5pt solid #000000" style:writing-mode="lr-tb"/>
    </style:style>
    <style:style style:name="Tab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9" style:family="table-cell">
      <style:table-cell-properties style:vertical-align="top" fo:padding-left="0.191cm" fo:padding-right="0.191cm" fo:padding-top="0cm" fo:padding-bottom="0cm" fo:border="0.5pt solid #000000" style:writing-mode="lr-tb"/>
    </style:style>
    <style:style style:name="Tab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0" style:family="table-cell">
      <style:table-cell-properties style:vertical-align="top" fo:padding-left="0.191cm" fo:padding-right="0.191cm" fo:padding-top="0cm" fo:padding-bottom="0cm" fo:border="0.5pt solid #000000" style:writing-mode="lr-tb"/>
    </style:style>
    <style:style style:name="Table7" style:family="table">
      <style:table-properties style:width="14.019cm" table:align="center" style:writing-mode="lr-tb"/>
    </style:style>
    <style:style style:name="Table7.A" style:family="table-column">
      <style:table-column-properties style:column-width="7.001cm"/>
    </style:style>
    <style:style style:name="Table7.B" style:family="table-column">
      <style:table-column-properties style:column-width="7.019cm"/>
    </style:style>
    <style:style style:name="Table7.1" style:family="table-row">
      <style:table-row-properties style:min-row-height="0.6cm" fo:keep-together="always"/>
    </style:style>
    <style:style style:name="Table7.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7.2" style:family="table-row">
      <style:table-row-properties fo:keep-together="always"/>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019cm" table:align="center" style:writing-mode="lr-tb"/>
    </style:style>
    <style:style style:name="Table8.A" style:family="table-column">
      <style:table-column-properties style:column-width="4.001cm"/>
    </style:style>
    <style:style style:name="Table8.B" style:family="table-column">
      <style:table-column-properties style:column-width="10.019cm"/>
    </style:style>
    <style:style style:name="Table8.1" style:family="table-row">
      <style:table-row-properties style:min-row-height="0.6cm" fo:keep-together="always"/>
    </style:style>
    <style:style style:name="Table8.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8.2" style:family="table-row">
      <style:table-row-properties fo:keep-together="always"/>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0.5pt solid #000000" style:writing-mode="lr-tb"/>
    </style:style>
    <style:style style:name="Table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9" style:family="table">
      <style:table-properties style:width="14.019cm" table:align="center" style:writing-mode="lr-tb"/>
    </style:style>
    <style:style style:name="Table9.A" style:family="table-column">
      <style:table-column-properties style:column-width="3cm"/>
    </style:style>
    <style:style style:name="Table9.B" style:family="table-column">
      <style:table-column-properties style:column-width="11.019cm"/>
    </style:style>
    <style:style style:name="Table9.1" style:family="table-row">
      <style:table-row-properties style:min-row-height="0.6cm" fo:keep-together="always"/>
    </style:style>
    <style:style style:name="Table9.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9.2" style:family="table-row">
      <style:table-row-properties fo:keep-together="always"/>
    </style:style>
    <style:style style:name="Table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2" style:family="table-cell">
      <style:table-cell-properties style:vertical-align="top" fo:padding-left="0.191cm" fo:padding-right="0.191cm" fo:padding-top="0cm" fo:padding-bottom="0cm" fo:border="0.5pt solid #000000" style:writing-mode="lr-tb"/>
    </style:style>
    <style:style style:name="Table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4"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019cm" table:align="center" style:writing-mode="lr-tb"/>
    </style:style>
    <style:style style:name="Table10.A" style:family="table-column">
      <style:table-column-properties style:column-width="4.001cm"/>
    </style:style>
    <style:style style:name="Table10.B" style:family="table-column">
      <style:table-column-properties style:column-width="10.019cm"/>
    </style:style>
    <style:style style:name="Table10.1" style:family="table-row">
      <style:table-row-properties style:min-row-height="0.6cm" fo:keep-together="always"/>
    </style:style>
    <style:style style:name="Table10.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0.2" style:family="table-row">
      <style:table-row-properties fo:keep-together="always"/>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019cm" table:align="center" style:writing-mode="lr-tb"/>
    </style:style>
    <style:style style:name="Table11.A" style:family="table-column">
      <style:table-column-properties style:column-width="4.001cm"/>
    </style:style>
    <style:style style:name="Table11.B" style:family="table-column">
      <style:table-column-properties style:column-width="10.019cm"/>
    </style:style>
    <style:style style:name="Table11.1" style:family="table-row">
      <style:table-row-properties style:min-row-height="0.6cm" fo:keep-together="always"/>
    </style:style>
    <style:style style:name="Table1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1.2" style:family="table-row">
      <style:table-row-properties fo:keep-together="always"/>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019cm" table:align="center" style:writing-mode="lr-tb"/>
    </style:style>
    <style:style style:name="Table12.A" style:family="table-column">
      <style:table-column-properties style:column-width="3cm"/>
    </style:style>
    <style:style style:name="Table12.B" style:family="table-column">
      <style:table-column-properties style:column-width="5.001cm"/>
    </style:style>
    <style:style style:name="Table12.C" style:family="table-column">
      <style:table-column-properties style:column-width="6.018cm"/>
    </style:style>
    <style:style style:name="Table12.1" style:family="table-row">
      <style:table-row-properties style:min-row-height="0.6cm" fo:keep-together="always"/>
    </style:style>
    <style:style style:name="Table12.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C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2" style:family="table-row">
      <style:table-row-properties fo:keep-together="always"/>
    </style:style>
    <style:style style:name="Table1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2" style:family="table-cell">
      <style:table-cell-properties style:vertical-align="top"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top"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4"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019cm" table:align="center" style:writing-mode="lr-tb"/>
    </style:style>
    <style:style style:name="Table13.A" style:family="table-column">
      <style:table-column-properties style:column-width="6.001cm"/>
    </style:style>
    <style:style style:name="Table13.B" style:family="table-column">
      <style:table-column-properties style:column-width="3.6cm"/>
    </style:style>
    <style:style style:name="Table13.C" style:family="table-column">
      <style:table-column-properties style:column-width="4.419cm"/>
    </style:style>
    <style:style style:name="Table13.1" style:family="table-row">
      <style:table-row-properties style:min-row-height="0.6cm" fo:keep-together="always"/>
    </style:style>
    <style:style style:name="Table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C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3.2" style:family="table-row">
      <style:table-row-properties fo:keep-together="always"/>
    </style:style>
    <style:style style:name="Table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2" style:family="table-cell">
      <style:table-cell-properties style:vertical-align="top" fo:padding-left="0.191cm" fo:padding-right="0.191cm" fo:padding-top="0cm" fo:padding-bottom="0cm" fo:border="0.5pt solid #000000" style:writing-mode="lr-tb"/>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3" style:family="table-cell">
      <style:table-cell-properties style:vertical-align="top" fo:padding-left="0.191cm" fo:padding-right="0.191cm" fo:padding-top="0cm" fo:padding-bottom="0cm" fo:border="0.5pt solid #000000" style:writing-mode="lr-tb"/>
    </style:style>
    <style:style style:name="Table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4" style:family="table-cell">
      <style:table-cell-properties style:vertical-align="top" fo:padding-left="0.191cm" fo:padding-right="0.191cm" fo:padding-top="0cm" fo:padding-bottom="0cm" fo:border="0.5pt solid #000000" style:writing-mode="lr-tb"/>
    </style:style>
    <style:style style:name="Table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5"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12cm" table:align="center" style:writing-mode="lr-tb"/>
    </style:style>
    <style:style style:name="Table14.A" style:family="table-column">
      <style:table-column-properties style:column-width="4.701cm"/>
    </style:style>
    <style:style style:name="Table14.C" style:family="table-column">
      <style:table-column-properties style:column-width="4.718cm"/>
    </style:style>
    <style:style style:name="Table14.1" style:family="table-row">
      <style:table-row-properties style:min-row-height="0.6cm" fo:keep-together="always"/>
    </style:style>
    <style:style style:name="Table14.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C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4.2" style:family="table-row">
      <style:table-row-properties fo:keep-together="always"/>
    </style:style>
    <style:style style:name="Table1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2" style:family="table-cell">
      <style:table-cell-properties style:vertical-align="top" fo:padding-left="0.191cm" fo:padding-right="0.191cm" fo:padding-top="0cm" fo:padding-bottom="0cm" fo:border="0.5pt solid #000000" style:writing-mode="lr-tb"/>
    </style:style>
    <style:style style:name="Table1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3" style:family="table-cell">
      <style:table-cell-properties style:vertical-align="top" fo:padding-left="0.191cm" fo:padding-right="0.191cm" fo:padding-top="0cm" fo:padding-bottom="0cm" fo:border="0.5pt solid #000000" style:writing-mode="lr-tb"/>
    </style:style>
    <style:style style:name="Table14.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4" style:family="table-cell">
      <style:table-cell-properties style:vertical-align="top" fo:padding-left="0.191cm" fo:padding-right="0.191cm" fo:padding-top="0cm" fo:padding-bottom="0cm" fo:border="0.5pt solid #000000" style:writing-mode="lr-tb"/>
    </style:style>
    <style:style style:name="Table14.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5" style:family="table-cell">
      <style:table-cell-properties style:vertical-align="top" fo:padding-left="0.191cm" fo:padding-right="0.191cm" fo:padding-top="0cm" fo:padding-bottom="0cm" fo:border="0.5pt solid #000000" style:writing-mode="lr-tb"/>
    </style:style>
    <style:style style:name="Table14.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6"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019cm" table:align="center" style:writing-mode="lr-tb"/>
    </style:style>
    <style:style style:name="Table15.A" style:family="table-column">
      <style:table-column-properties style:column-width="4.001cm"/>
    </style:style>
    <style:style style:name="Table15.B" style:family="table-column">
      <style:table-column-properties style:column-width="10.019cm"/>
    </style:style>
    <style:style style:name="Table15.1" style:family="table-row">
      <style:table-row-properties style:min-row-height="0.6cm" fo:keep-together="always"/>
    </style:style>
    <style:style style:name="Table15.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5.2" style:family="table-row">
      <style:table-row-properties fo:keep-together="always"/>
    </style:style>
    <style:style style:name="Table1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91cm" fo:padding-right="0.191cm" fo:padding-top="0cm" fo:padding-bottom="0cm" fo:border="0.5pt solid #000000" style:writing-mode="lr-tb"/>
    </style:style>
    <style:style style:name="Table1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91cm" fo:padding-right="0.191cm" fo:padding-top="0cm" fo:padding-bottom="0cm" fo:border="0.5pt solid #000000" style:writing-mode="lr-tb"/>
    </style:style>
    <style:style style:name="Table1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91cm" fo:padding-right="0.191cm" fo:padding-top="0cm" fo:padding-bottom="0cm" fo:border="0.5pt solid #000000" style:writing-mode="lr-tb"/>
    </style:style>
    <style:style style:name="Table15.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91cm" fo:padding-right="0.191cm" fo:padding-top="0cm" fo:padding-bottom="0cm" fo:border="0.5pt solid #000000" style:writing-mode="lr-tb"/>
    </style:style>
    <style:style style:name="Table1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91cm" fo:padding-right="0.191cm" fo:padding-top="0cm" fo:padding-bottom="0cm" fo:border="0.5pt solid #000000" style:writing-mode="lr-tb"/>
    </style:style>
    <style:style style:name="Table1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0" style:family="table-cell">
      <style:table-cell-properties style:vertical-align="top" fo:padding-left="0.191cm" fo:padding-right="0.191cm" fo:padding-top="0cm" fo:padding-bottom="0cm" fo:border="0.5pt solid #000000" style:writing-mode="lr-tb"/>
    </style:style>
    <style:style style:name="Table1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1" style:family="table-cell">
      <style:table-cell-properties style:vertical-align="top" fo:padding-left="0.191cm" fo:padding-right="0.191cm" fo:padding-top="0cm" fo:padding-bottom="0cm" fo:border="0.5pt solid #000000" style:writing-mode="lr-tb"/>
    </style:style>
    <style:style style:name="Table1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2" style:family="table-cell">
      <style:table-cell-properties style:vertical-align="top" fo:padding-left="0.191cm" fo:padding-right="0.191cm" fo:padding-top="0cm" fo:padding-bottom="0cm" fo:border="0.5pt solid #000000" style:writing-mode="lr-tb"/>
    </style:style>
    <style:style style:name="Table1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3" style:family="table-cell">
      <style:table-cell-properties style:vertical-align="top" fo:padding-left="0.191cm" fo:padding-right="0.191cm" fo:padding-top="0cm" fo:padding-bottom="0cm" fo:border="0.5pt solid #000000" style:writing-mode="lr-tb"/>
    </style:style>
    <style:style style:name="Table15.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4"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02cm" table:align="center" style:writing-mode="lr-tb"/>
    </style:style>
    <style:style style:name="Table16.A" style:family="table-column">
      <style:table-column-properties style:column-width="2.401cm"/>
    </style:style>
    <style:style style:name="Table16.B" style:family="table-column">
      <style:table-column-properties style:column-width="6.301cm"/>
    </style:style>
    <style:style style:name="Table16.C" style:family="table-column">
      <style:table-column-properties style:column-width="6.318cm"/>
    </style:style>
    <style:style style:name="Table16.1" style:family="table-row">
      <style:table-row-properties style:min-row-height="0.6cm" fo:keep-together="always"/>
    </style:style>
    <style:style style:name="Table16.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C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6.2" style:family="table-row">
      <style:table-row-properties fo:keep-together="always"/>
    </style:style>
    <style:style style:name="Table1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2" style:family="table-cell">
      <style:table-cell-properties style:vertical-align="top" fo:padding-left="0.191cm" fo:padding-right="0.191cm" fo:padding-top="0cm" fo:padding-bottom="0cm" fo:border="0.5pt solid #000000" style:writing-mode="lr-tb"/>
    </style:style>
    <style:style style:name="Table1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3" style:family="table-cell">
      <style:table-cell-properties style:vertical-align="top" fo:padding-left="0.191cm" fo:padding-right="0.191cm" fo:padding-top="0cm" fo:padding-bottom="0cm" fo:border="0.5pt solid #000000" style:writing-mode="lr-tb"/>
    </style:style>
    <style:style style:name="Table1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4" style:family="table-cell">
      <style:table-cell-properties style:vertical-align="top" fo:padding-left="0.191cm" fo:padding-right="0.191cm" fo:padding-top="0cm" fo:padding-bottom="0cm" fo:border="0.5pt solid #000000" style:writing-mode="lr-tb"/>
    </style:style>
    <style:style style:name="P1" style:family="paragraph" style:parent-style-name="Caption">
      <style:paragraph-properties fo:text-align="center" style:justify-single-word="false"/>
    </style:style>
    <style:style style:name="P2" style:family="paragraph" style:parent-style-name="Contents_20_1">
      <style:paragraph-properties>
        <style:tab-stops>
          <style:tab-stop style:position="14.644cm" style:type="right" style:leader-style="dotted" style:leader-text="."/>
        </style:tab-stops>
      </style:paragraph-properties>
      <style:text-properties fo:language="none" fo:country="none" style:language-asian="none" style:country-asian="none"/>
    </style:style>
    <style:style style:name="P3" style:family="paragraph" style:parent-style-name="Contents_20_1">
      <style:paragraph-properties>
        <style:tab-stops>
          <style:tab-stop style:position="0.847cm"/>
          <style:tab-stop style:position="14.644cm" style:type="right" style:leader-style="dotted" style:leader-text="."/>
        </style:tab-stops>
      </style:paragraph-properties>
    </style:style>
    <style:style style:name="P4" style:family="paragraph" style:parent-style-name="Contents_20_2">
      <style:paragraph-properties>
        <style:tab-stops>
          <style:tab-stop style:position="1.693cm"/>
          <style:tab-stop style:position="14.644cm" style:type="right" style:leader-style="dotted" style:leader-text="."/>
        </style:tab-stops>
      </style:paragraph-properties>
    </style:style>
    <style:style style:name="P5" style:family="paragraph" style:parent-style-name="Contents_20_3">
      <style:paragraph-properties>
        <style:tab-stops>
          <style:tab-stop style:position="2.54cm"/>
          <style:tab-stop style:position="14.644cm" style:type="right" style:leader-style="dotted" style:leader-text="."/>
        </style:tab-stops>
      </style:paragraph-properties>
    </style:style>
    <style:style style:name="P6" style:family="paragraph" style:parent-style-name="Heading">
      <style:text-properties fo:font-style="italic" style:text-underline-style="solid" style:text-underline-width="auto" style:text-underline-color="font-color" style:font-style-asian="italic" style:font-style-complex="italic"/>
    </style:style>
    <style:style style:name="P7" style:family="paragraph" style:parent-style-name="Heading">
      <style:paragraph-properties fo:text-align="start" style:justify-single-word="false" fo:break-before="page"/>
    </style:style>
    <style:style style:name="P8" style:family="paragraph" style:parent-style-name="Heading" style:master-page-name="Standard">
      <style:paragraph-properties style:page-number="auto"/>
    </style:style>
    <style:style style:name="P9" style:family="paragraph" style:parent-style-name="Heading_20_1">
      <style:paragraph-properties fo:margin-left="0.63cm" fo:margin-right="0cm" fo:text-indent="-0.63cm" style:auto-text-indent="false" fo:break-before="page"/>
    </style:style>
    <style:style style:name="P10" style:family="paragraph" style:parent-style-name="Heading_20_1">
      <style:paragraph-properties fo:break-before="page"/>
    </style:style>
    <style:style style:name="P11" style:family="paragraph" style:parent-style-name="Standard">
      <style:text-properties fo:language="none" fo:country="none" style:language-asian="none" style:country-asian="none"/>
    </style:style>
    <style:style style:name="P12" style:family="paragraph" style:parent-style-name="Standard" style:list-style-name="WW8Num20"/>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list-style-name="WW8Num25"/>
    <style:style style:name="P16" style:family="paragraph" style:parent-style-name="Standard">
      <style:text-properties fo:font-size="8pt" style:font-size-asian="8pt" style:font-size-complex="8pt"/>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list-style-name="WW8Num19"/>
    <style:style style:name="P21" style:family="paragraph" style:parent-style-name="Standard" style:list-style-name="WW8Num14"/>
    <style:style style:name="P22" style:family="paragraph" style:parent-style-name="Standard" style:list-style-name="WW8Num33"/>
    <style:style style:name="P23" style:family="paragraph" style:parent-style-name="Standard" style:list-style-name="WW8Num22"/>
    <style:style style:name="P24" style:family="paragraph" style:parent-style-name="Standard" style:list-style-name="WW8Num26"/>
    <style:style style:name="P25" style:family="paragraph" style:parent-style-name="Standard" style:list-style-name="WW8Num24"/>
    <style:style style:name="P26" style:family="paragraph" style:parent-style-name="Standard" style:list-style-name="WW8Num23"/>
    <style:style style:name="P27" style:family="paragraph" style:parent-style-name="Standard" style:list-style-name="WW8Num28"/>
    <style:style style:name="P28" style:family="paragraph" style:parent-style-name="Standard">
      <style:paragraph-properties fo:margin-left="1.27cm" fo:margin-right="0cm" fo:text-indent="-1.27cm" style:auto-text-indent="false"/>
    </style:style>
    <style:style style:name="P29" style:family="paragraph" style:parent-style-name="Standard">
      <style:paragraph-properties fo:keep-with-next="always"/>
    </style:style>
    <style:style style:name="P30" style:family="paragraph" style:parent-style-name="Standard">
      <style:paragraph-properties fo:text-align="center" style:justify-single-word="false" fo:keep-with-next="always"/>
    </style:style>
    <style:style style:name="P31" style:family="paragraph" style:parent-style-name="Standard">
      <style:paragraph-properties fo:text-align="center" style:justify-single-word="false" fo:keep-with-next="always" style:snap-to-layout-grid="false"/>
    </style:style>
    <style:style style:name="P32" style:family="paragraph" style:parent-style-name="Standard">
      <style:paragraph-properties fo:keep-with-next="always"/>
      <style:text-properties fo:font-weight="bold" style:font-weight-asian="bold" style:font-weight-complex="bold"/>
    </style:style>
    <style:style style:name="P33" style:family="paragraph" style:parent-style-name="Standard">
      <style:paragraph-properties fo:text-align="center" style:justify-single-word="false" fo:keep-with-next="always"/>
      <style:text-properties fo:font-weight="bold" style:font-weight-asian="bold" style:font-weight-complex="bold"/>
    </style:style>
    <style:style style:name="P34" style:family="paragraph" style:parent-style-name="Standard">
      <style:paragraph-properties fo:text-align="center" style:justify-single-word="false" fo:keep-with-next="always" style:snap-to-layout-grid="false"/>
      <style:text-properties fo:font-weight="bold" style:font-weight-asian="bold" style:font-weight-complex="bold"/>
    </style:style>
    <style:style style:name="P35" style:family="paragraph" style:parent-style-name="Standard">
      <style:paragraph-properties fo:keep-with-next="always" style:snap-to-layout-grid="false"/>
      <style:text-properties fo:font-weight="bold" style:font-weight-asian="bold" style:font-weight-complex="bold"/>
    </style:style>
    <style:style style:name="P36" style:family="paragraph" style:parent-style-name="Standard">
      <style:paragraph-properties fo:keep-with-next="always"/>
      <style:text-properties fo:font-style="italic" fo:font-weight="bold" style:font-style-asian="italic" style:font-weight-asian="bold" style:font-style-complex="italic" style:font-weight-complex="bold"/>
    </style:style>
    <style:style style:name="P37" style:family="paragraph" style:parent-style-name="Standard">
      <style:paragraph-properties fo:text-align="center" style:justify-single-word="false" fo:keep-with-next="always"/>
      <style:text-properties fo:font-style="italic" fo:font-weight="bold" style:font-style-asian="italic" style:font-weight-asian="bold" style:font-style-complex="italic" style:font-weight-complex="bold"/>
    </style:style>
    <style:style style:name="P38" style:family="paragraph" style:parent-style-name="Standard">
      <style:paragraph-properties fo:keep-with-next="always"/>
      <style:text-properties style:font-name="Courier New" fo:font-size="10pt" style:font-size-asian="10pt" style:font-name-complex="Courier New" style:font-size-complex="10pt"/>
    </style:style>
    <style:style style:name="P39" style:family="paragraph" style:parent-style-name="Standard">
      <style:paragraph-properties fo:keep-with-next="always"/>
      <style:text-properties style:font-style-complex="italic"/>
    </style:style>
    <style:style style:name="P40" style:family="paragraph" style:parent-style-name="Standard">
      <style:paragraph-properties fo:margin-left="10.001cm" fo:margin-right="0cm" fo:text-indent="-10.001cm" style:auto-text-indent="false"/>
    </style:style>
    <style:style style:name="P41" style:family="paragraph" style:parent-style-name="Standard">
      <style:paragraph-properties fo:margin-left="10.001cm" fo:margin-right="0cm" fo:text-indent="-10.001cm" style:auto-text-indent="false"/>
      <style:text-properties fo:font-size="8pt" fo:font-style="italic" fo:font-weight="bold" style:font-size-asian="8pt" style:font-style-asian="italic" style:font-weight-asian="bold" style:font-size-complex="8pt" style:font-style-complex="italic" style:font-weight-complex="bold"/>
    </style:style>
    <style:style style:name="P42" style:family="paragraph" style:parent-style-name="Standard" style:list-style-name="WW8Num14" style:master-page-name="">
      <style:paragraph-properties style:page-number="auto" fo:break-before="auto" fo:break-after="auto"/>
    </style:style>
    <style:style style:name="P43" style:family="paragraph" style:parent-style-name="Text_20_body">
      <style:text-properties officeooo:paragraph-rsid="000323ea"/>
    </style:style>
    <style:style style:name="P44" style:family="paragraph" style:parent-style-name="Text_20_body">
      <style:paragraph-properties fo:margin-left="1.27cm" fo:margin-right="0cm" fo:text-indent="-1.27cm" style:auto-text-indent="false"/>
    </style:style>
    <style:style style:name="P45" style:family="paragraph" style:parent-style-name="Text_20_body">
      <style:paragraph-properties fo:margin-left="0cm" fo:margin-right="0cm" fo:text-indent="1.27cm" style:auto-text-indent="false"/>
    </style:style>
    <style:style style:name="P46" style:family="paragraph" style:parent-style-name="Text_20_body">
      <style:paragraph-properties fo:keep-with-next="always"/>
    </style:style>
    <style:style style:name="P47" style:family="paragraph" style:parent-style-name="Text_20_body">
      <style:paragraph-properties fo:margin-left="1.27cm" fo:margin-right="0cm" fo:text-indent="0cm" style:auto-text-indent="false"/>
    </style:style>
    <style:style style:name="P48" style:family="paragraph" style:parent-style-name="Text_20_body">
      <style:paragraph-properties fo:margin-left="0.635cm" fo:margin-right="0cm" fo:text-indent="0cm"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none" fo:country="none" style:language-asian="none" style:country-asian="none"/>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8pt" style:font-size-asian="8pt" style:font-size-complex="8pt"/>
    </style:style>
    <style:style style:name="T10" style:family="text">
      <style:text-properties style:font-name="Times New Roman" fo:font-size="12pt" fo:font-style="italic" fo:font-weight="bold" style:font-size-asian="12pt" style:font-style-asian="italic" style:font-weight-asian="bold" style:font-name-complex="Times New Roman" style:font-style-complex="italic" style:font-weight-complex="bold"/>
    </style:style>
    <style:style style:name="T11" style:family="text">
      <style:text-properties style:font-name="Courier New" fo:font-size="10pt" style:font-size-asian="10pt" style:font-name-complex="Courier New" style:font-size-complex="10pt"/>
    </style:style>
    <style:style style:name="fr1"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style:column style:rel-width="2835*" fo:start-indent="0cm" fo:end-indent="1cm"/>
          <style:column style:rel-width="5471*" fo:start-indent="1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h text:style-name="Heading" text:outline-level="1"/>
      <text:h text:style-name="Heading" text:outline-level="1"/>
      <text:h text:style-name="Heading" text:outline-level="1"/>
      <text:h text:style-name="Heading" text:outline-level="1"/>
      <text:h text:style-name="Heading" text:outline-level="1"/>
      <text:h text:style-name="Heading" text:outline-level="1"/>
      <text:h text:style-name="P6" text:outline-level="1">Introduction to UNIX</text:h>
      <text:h text:style-name="P7" text:outline-level="1">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
          <text:p text:style-name="P3"><text:a xlink:type="simple" xlink:href="#__RefHeading___Toc109409526" text:style-name="Index_20_Link" text:visited-style-name="Index_20_Link"><text:span text:style-name="T5">1.<text:tab/>Background<text:tab/>4</text:span></text:a></text:p>
          <text:p text:style-name="P4"><text:a xlink:type="simple" xlink:href="#__RefHeading___Toc109409527" text:style-name="Index_20_Link" text:visited-style-name="Index_20_Link"><text:span text:style-name="T5">1.1.<text:tab/>A Brief History of UNIX<text:tab/>4</text:span></text:a></text:p>
          <text:p text:style-name="P4"><text:a xlink:type="simple" xlink:href="#__RefHeading___Toc109409528" text:style-name="Index_20_Link" text:visited-style-name="Index_20_Link"><text:span text:style-name="T5">1.2.<text:tab/>The Solaris Operating System<text:tab/>4</text:span></text:a></text:p>
          <text:p text:style-name="P3"><text:a xlink:type="simple" xlink:href="#__RefHeading___Toc109409529" text:style-name="Index_20_Link" text:visited-style-name="Index_20_Link"><text:span text:style-name="T5">2.<text:tab/>Logging In and Out<text:tab/>5</text:span></text:a></text:p>
          <text:p text:style-name="P3"><text:a xlink:type="simple" xlink:href="#__RefHeading___Toc109409530" text:style-name="Index_20_Link" text:visited-style-name="Index_20_Link"><text:span text:style-name="T5">3.<text:tab/>UNIX Command Syntax<text:tab/>5</text:span></text:a></text:p>
          <text:p text:style-name="P3"><text:a xlink:type="simple" xlink:href="#__RefHeading___Toc109409531" text:style-name="Index_20_Link" text:visited-style-name="Index_20_Link"><text:span text:style-name="T5">4.<text:tab/>Manual Pages<text:tab/>6</text:span></text:a></text:p>
          <text:p text:style-name="P3"><text:a xlink:type="simple" xlink:href="#__RefHeading___Toc109409532" text:style-name="Index_20_Link" text:visited-style-name="Index_20_Link"><text:span text:style-name="T5">5.<text:tab/>The UNIX Filesystem<text:tab/>7</text:span></text:a></text:p>
          <text:p text:style-name="P4"><text:a xlink:type="simple" xlink:href="#__RefHeading___Toc109409533" text:style-name="Index_20_Link" text:visited-style-name="Index_20_Link"><text:span text:style-name="T5">5.1.<text:tab/>Navigating the UNIX Filesystem<text:tab/>8</text:span></text:a></text:p>
          <text:p text:style-name="P4"><text:a xlink:type="simple" xlink:href="#__RefHeading___Toc109409534" text:style-name="Index_20_Link" text:visited-style-name="Index_20_Link"><text:span text:style-name="T5">5.2.<text:tab/>Absolute and Relative Pathnames<text:tab/>9</text:span></text:a></text:p>
          <text:p text:style-name="P3"><text:a xlink:type="simple" xlink:href="#__RefHeading___Toc109409535" text:style-name="Index_20_Link" text:visited-style-name="Index_20_Link"><text:span text:style-name="T5">6.<text:tab/>Users and Groups<text:tab/>10</text:span></text:a></text:p>
          <text:p text:style-name="P4"><text:a xlink:type="simple" xlink:href="#__RefHeading___Toc109409536" text:style-name="Index_20_Link" text:visited-style-name="Index_20_Link"><text:span text:style-name="T5">6.1.<text:tab/>Changing a File or Directory’s Owner and Group<text:tab/>10</text:span></text:a></text:p>
          <text:p text:style-name="P3"><text:a xlink:type="simple" xlink:href="#__RefHeading___Toc109409537" text:style-name="Index_20_Link" text:visited-style-name="Index_20_Link"><text:span text:style-name="T5">7.<text:tab/>File Permissions<text:tab/>11</text:span></text:a></text:p>
          <text:p text:style-name="P4"><text:a xlink:type="simple" xlink:href="#__RefHeading___Toc109409538" text:style-name="Index_20_Link" text:visited-style-name="Index_20_Link"><text:span text:style-name="T5">7.1.<text:tab/>Changing Permissions<text:tab/>11</text:span></text:a></text:p>
          <text:p text:style-name="P5"><text:a xlink:type="simple" xlink:href="#__RefHeading___Toc109409539" text:style-name="Index_20_Link" text:visited-style-name="Index_20_Link"><text:span text:style-name="T5">7.1.1.<text:tab/>Changing Permissions Symbolically<text:tab/>11</text:span></text:a></text:p>
          <text:p text:style-name="P5"><text:a xlink:type="simple" xlink:href="#__RefHeading___Toc109409540" text:style-name="Index_20_Link" text:visited-style-name="Index_20_Link"><text:span text:style-name="T5">7.1.2.<text:tab/>Changing Permissions Using Octal Values<text:tab/>12</text:span></text:a></text:p>
          <text:p text:style-name="P4"><text:a xlink:type="simple" xlink:href="#__RefHeading___Toc109409541" text:style-name="Index_20_Link" text:visited-style-name="Index_20_Link"><text:span text:style-name="T5">7.2.<text:tab/>Default Permissions<text:tab/>12</text:span></text:a></text:p>
          <text:p text:style-name="P3"><text:a xlink:type="simple" xlink:href="#__RefHeading___Toc109409542" text:style-name="Index_20_Link" text:visited-style-name="Index_20_Link"><text:span text:style-name="T5">8.<text:tab/>Working With Files and Directories<text:tab/>13</text:span></text:a></text:p>
          <text:p text:style-name="P4"><text:a xlink:type="simple" xlink:href="#__RefHeading___Toc109409543" text:style-name="Index_20_Link" text:visited-style-name="Index_20_Link"><text:span text:style-name="T5">8.1.<text:tab/>Creating Files<text:tab/>13</text:span></text:a></text:p>
          <text:p text:style-name="P4"><text:a xlink:type="simple" xlink:href="#__RefHeading___Toc109409544" text:style-name="Index_20_Link" text:visited-style-name="Index_20_Link"><text:span text:style-name="T5">8.2.<text:tab/>Creating Directories<text:tab/>14</text:span></text:a></text:p>
          <text:p text:style-name="P4"><text:a xlink:type="simple" xlink:href="#__RefHeading___Toc109409545" text:style-name="Index_20_Link" text:visited-style-name="Index_20_Link"><text:span text:style-name="T5">8.3.<text:tab/>Looking at the Contents of a File<text:tab/>14</text:span></text:a></text:p>
          <text:p text:style-name="P4"><text:a xlink:type="simple" xlink:href="#__RefHeading___Toc109409546" text:style-name="Index_20_Link" text:visited-style-name="Index_20_Link"><text:span text:style-name="T5">8.4.<text:tab/>Looking at the Contents of a Directory<text:tab/>15</text:span></text:a></text:p>
          <text:p text:style-name="P4"><text:a xlink:type="simple" xlink:href="#__RefHeading___Toc109409547" text:style-name="Index_20_Link" text:visited-style-name="Index_20_Link"><text:span text:style-name="T5">8.5.<text:tab/>Copying and Moving Files and Directories<text:tab/>15</text:span></text:a></text:p>
          <text:p text:style-name="P4"><text:a xlink:type="simple" xlink:href="#__RefHeading___Toc109409548" text:style-name="Index_20_Link" text:visited-style-name="Index_20_Link"><text:span text:style-name="T5">8.6.<text:tab/>Deleting Files<text:tab/>15</text:span></text:a></text:p>
          <text:p text:style-name="P4"><text:a xlink:type="simple" xlink:href="#__RefHeading___Toc109409549" text:style-name="Index_20_Link" text:visited-style-name="Index_20_Link"><text:span text:style-name="T5">8.7.<text:tab/>Deleting Directories<text:tab/>15</text:span></text:a></text:p>
          <text:p text:style-name="P4"><text:a xlink:type="simple" xlink:href="#__RefHeading___Toc109409550" text:style-name="Index_20_Link" text:visited-style-name="Index_20_Link"><text:span text:style-name="T5">8.8.<text:tab/>Significance of Permissions<text:tab/>15</text:span></text:a></text:p>
          <text:p text:style-name="P3"><text:a xlink:type="simple" xlink:href="#__RefHeading___Toc109409551" text:style-name="Index_20_Link" text:visited-style-name="Index_20_Link"><text:span text:style-name="T5">9.<text:tab/>Processes<text:tab/>16</text:span></text:a></text:p>
          <text:p text:style-name="P4"><text:a xlink:type="simple" xlink:href="#__RefHeading___Toc109409552" text:style-name="Index_20_Link" text:visited-style-name="Index_20_Link"><text:span text:style-name="T5">9.1.<text:tab/>Listing Processes<text:tab/>16</text:span></text:a></text:p>
          <text:p text:style-name="P4"><text:a xlink:type="simple" xlink:href="#__RefHeading___Toc109409553" text:style-name="Index_20_Link" text:visited-style-name="Index_20_Link"><text:span text:style-name="T5">9.2.<text:tab/>Killing Processes<text:tab/>16</text:span></text:a></text:p>
        </text:index-body>
      </text:table-of-content>
      <text:p text:style-name="P11"/>
      <text:h text:style-name="P9" text:outline-level="1"><text:bookmark-start text:name="__RefHeading___Toc109409526"/>Background<text:bookmark-end text:name="__RefHeading___Toc109409526"/></text:h>
      <text:h text:style-name="Heading_20_2" text:outline-level="2"><text:bookmark-start text:name="__RefHeading___Toc109409527"/>A Brief History of UNIX<text:bookmark-end text:name="__RefHeading___Toc109409527"/></text:h>
      <text:p text:style-name="P44">1965<text:tab/>AT&amp;T (Bell Labs), GE, IBM and Project MAC at MIT joined together to develop the time-sharing MULTICS system. (Multiplexed Information and Computing Service)</text:p>
      <text:p text:style-name="P44">1969<text:tab/>AT&amp;T drops out of MULTICS. A system that was supposed to support 1000 on-line users can barely handle 3!</text:p>
      <text:p text:style-name="P44">1970<text:tab/>Bell Labs (Ken Thompson &amp; Dennis Ritchie) develop UNIX.</text:p>
      <text:p text:style-name="P44">1972<text:tab/>UNIX OS rewritten in C.</text:p>
      <text:p text:style-name="P44">1975<text:tab/>Thompson begins a 1 year sabbatical at Berkeley. AT&amp;T began licensing UNIX to universities.</text:p>
      <text:p text:style-name="P44">1978<text:tab/>First Berkeley Software Distribution (BSD) version of UNIX released.</text:p>
      <text:p text:style-name="P44">1982<text:tab/>AT&amp;T announces official support for UNIX and makes its’ first commercial release; UNIX System III.</text:p>
      <text:p text:style-name="P44">1985<text:tab/>AT&amp;T publishes UNIX System V Interface Definition (SVID) in an attempt to standardise the UNIX interfaces.</text:p>
      <text:p text:style-name="P44">1990<text:tab/>UNIX International (a consortium of System V UNIX users) releases SVR4.</text:p>
      <text:p text:style-name="P28"/>
      <text:p text:style-name="Text_20_body">Detailed UNIX family tree at <text:a xlink:type="simple" xlink:href="http://www.levenez.com/unix/" text:style-name="Internet_20_link" text:visited-style-name="Visited_20_Internet_20_Link"><text:span text:style-name="Internet_20_link">http://www.levenez.com/unix/</text:span></text:a></text:p>
      <text:p text:style-name="Text_20_body">Essentially, there are two main strains of UNIX</text:p>
      <text:list xml:id="list1179271428" text:style-name="WW8Num20">
        <text:list-item>
          <text:p text:style-name="P12">BSD (Berkeley Software Distribution).</text:p>
        </text:list-item>
        <text:list-item>
          <text:p text:style-name="P12">SVR4 (System 5, Release 4).</text:p>
        </text:list-item>
      </text:list>
      <text:h text:style-name="Heading_20_2" text:outline-level="2"><text:bookmark-start text:name="__RefHeading___Toc109409528"/>The Solaris Operating System<text:bookmark-end text:name="__RefHeading___Toc109409528"/></text:h>
      <text:p text:style-name="Text_20_body">SunOS is the SUN implementation of the UNIX OS.</text:p>
      <text:p text:style-name="Text_20_body">Solaris is SunOS packaged with a number of additional tools and a GUI environment.</text:p>
      <text:p text:style-name="Standard"/>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2" office:value-type="string">
            <text:p text:style-name="P33">Solaris Version</text:p>
          </table:table-cell>
          <table:covered-table-cell/>
          <table:table-cell table:style-name="Table1.A1" office:value-type="string">
            <text:p text:style-name="P33">SunOS Version</text:p>
          </table:table-cell>
          <table:table-cell table:style-name="Table1.D1" office:value-type="string">
            <text:p text:style-name="P33">UNIX Type</text:p>
          </table:table-cell>
        </table:table-row>
        <table:table-row table:style-name="Table1.2">
          <table:table-cell table:style-name="Table1.A2" office:value-type="string">
            <text:p text:style-name="P34"/>
          </table:table-cell>
          <table:table-cell table:style-name="Table1.B2" office:value-type="string">
            <text:p text:style-name="P30">Solaris 1.0</text:p>
          </table:table-cell>
          <table:table-cell table:style-name="Table1.C2" office:value-type="string">
            <text:p text:style-name="P30">SunOS 4</text:p>
          </table:table-cell>
          <table:table-cell table:style-name="Table1.D2" office:value-type="string">
            <text:p text:style-name="P30">BSD</text:p>
          </table:table-cell>
        </table:table-row>
        <table:table-row table:style-name="Table1.2">
          <table:table-cell table:style-name="Table1.A3" office:value-type="string">
            <text:p text:style-name="P31"/>
          </table:table-cell>
          <table:table-cell table:style-name="Table1.B3" office:value-type="string">
            <text:p text:style-name="P30">Solaris 2.0</text:p>
          </table:table-cell>
          <table:table-cell table:style-name="Table1.C3" office:value-type="string">
            <text:p text:style-name="P30">SunOS 5</text:p>
          </table:table-cell>
          <table:table-cell table:style-name="Table1.D3" office:value-type="string">
            <text:p text:style-name="P30">SVR4</text:p>
          </table:table-cell>
        </table:table-row>
        <table:table-row table:style-name="Table1.2">
          <table:table-cell table:style-name="Table1.A4" office:value-type="string">
            <text:p text:style-name="P30">Solaris 6</text:p>
          </table:table-cell>
          <table:table-cell table:style-name="Table1.B4" office:value-type="string">
            <text:p text:style-name="P30">Solaris 2.6</text:p>
          </table:table-cell>
          <table:table-cell table:style-name="Table1.C4" office:value-type="string">
            <text:p text:style-name="P30">SunOS 5.6</text:p>
          </table:table-cell>
          <table:table-cell table:style-name="Table1.D4" office:value-type="string">
            <text:p text:style-name="P30">SVR4</text:p>
          </table:table-cell>
        </table:table-row>
        <table:table-row table:style-name="Table1.2">
          <table:table-cell table:style-name="Table1.A5" office:value-type="string">
            <text:p text:style-name="P30">Solaris 7</text:p>
          </table:table-cell>
          <table:table-cell table:style-name="Table1.B5" office:value-type="string">
            <text:p text:style-name="P30">Solaris 2.7</text:p>
          </table:table-cell>
          <table:table-cell table:style-name="Table1.C5" office:value-type="string">
            <text:p text:style-name="P30">SunOS 5.7</text:p>
          </table:table-cell>
          <table:table-cell table:style-name="Table1.D5" office:value-type="string">
            <text:p text:style-name="P30">SVR4</text:p>
          </table:table-cell>
        </table:table-row>
        <table:table-row table:style-name="Table1.2">
          <table:table-cell table:style-name="Table1.A6" office:value-type="string">
            <text:p text:style-name="P14">Solaris 8</text:p>
          </table:table-cell>
          <table:table-cell table:style-name="Table1.B6" office:value-type="string">
            <text:p text:style-name="P14">Solaris 2.8</text:p>
          </table:table-cell>
          <table:table-cell table:style-name="Table1.C6" office:value-type="string">
            <text:p text:style-name="P14">SunOS 5.8</text:p>
          </table:table-cell>
          <table:table-cell table:style-name="Table1.D6" office:value-type="string">
            <text:p text:style-name="P14">SVR4</text:p>
          </table:table-cell>
        </table:table-row>
      </table:table>
      <text:p text:style-name="Standard"/>
      <text:h text:style-name="P10" text:outline-level="1"><text:bookmark-start text:name="__RefHeading___Toc109409529"/>Logging In and Out<text:bookmark-end text:name="__RefHeading___Toc109409529"/></text:h>
      <text:p text:style-name="Text_20_body">You can log in at the CDE (Common Desktop Environment) by entering a valid username and password.</text:p>
      <text:p text:style-name="Text_20_body">To log out from the CDE click on the “EXIT” button on the “Front Panel” window at the bottom of the screen.</text:p>
      <text:p text:style-name="Text_20_body">A locked screen may be unlocked by entering the root password. This is useful if you need to access a workstation after a user has gone home or while they are out on holiday.</text:p>
      <text:p text:style-name="Text_20_body">Once logged on to a workstation, you can log on to another networked workstation by using either the rlogin or telnet commands.<text:line-break/> <text:tab/>e.g.<text:tab/><text:span text:style-name="T7">%</text:span> <text:span text:style-name="T3">rlogin</text:span> <text:s/>acp123<text:line-break/> <text:tab/><text:tab/><text:span text:style-name="T7">%</text:span> <text:span text:style-name="T3">telnet</text:span> <text:s/>acp123</text:p>
      <text:p text:style-name="Text_20_body">To log out from a shell or a remote session use either <text:span text:style-name="T3">exit</text:span> or <text:span text:style-name="T3">CTRL+D.</text:span></text:p>
      <text:p text:style-name="Text_20_body">When in a login shell, <text:span text:style-name="T3">logout</text:span> may also be used to log out. A login shell is any shell in which you have been prompted for a username and password.</text:p>
      <text:h text:style-name="Heading_20_1" text:outline-level="1"><text:bookmark-start text:name="__RefHeading___Toc109409530"/>UNIX Command Syntax<text:bookmark-end text:name="__RefHeading___Toc109409530"/></text:h>
      <text:p text:style-name="Text_20_body">The general form of a UNIX command is as follows;</text:p>
      <text:p text:style-name="Text_20_body"><text:tab/><text:span text:style-name="T7">%</text:span> command <text:s/>[-options] <text:s/>[arguments]</text:p>
      <text:p text:style-name="Text_20_body">Options;</text:p>
      <text:list xml:id="list2691668469" text:style-name="WW8Num25">
        <text:list-item>
          <text:p text:style-name="P15">Modify the way a command works.</text:p>
        </text:list-item>
        <text:list-item>
          <text:p text:style-name="P15">Are typed after the command and begin with a - (minus sign). There must be a space between the command and the first option.<text:line-break/> <text:tab/>e.g.<text:tab/><text:span text:style-name="T7">%</text:span> <text:span text:style-name="T3">ls <text:s/>-la</text:span><text:tab/>or<text:tab/><text:span text:style-name="T8">%</text:span><text:span text:style-name="T3"> ls <text:s/>-l <text:s/>-a</text:span></text:p>
        </text:list-item>
        <text:list-item>
          <text:p text:style-name="P15">Are always optional, some commands have no options (e.g. <text:span text:style-name="T3">clear</text:span>)</text:p>
        </text:list-item>
      </text:list>
      <text:p text:style-name="Standard"/>
      <text:p text:style-name="Text_20_body">Arguments;</text:p>
      <text:list xml:id="list195349574944693" text:continue-numbering="true" text:style-name="WW8Num25">
        <text:list-item>
          <text:p text:style-name="P15">Change what a command works on.</text:p>
        </text:list-item>
        <text:list-item>
          <text:p text:style-name="P15">Are typed after the command, and any options used. There must be a space between the command, or last option, and the first argument. Where there is more than one argument, they must be separated by spaces.</text:p>
        </text:list-item>
        <text:list-item>
          <text:p text:style-name="P15">May be optional or compulsory, depending on the command.<text:line-break/> <text:tab/>e.g.<text:tab/><text:span text:style-name="T3">ls <text:s/>*.txt</text:span><text:tab/><text:tab/><text:tab/>(optional)<text:line-break/> <text:tab/>or<text:tab/><text:span text:style-name="T3">mv <text:s/>file1 <text:s/>file2</text:span><text:tab/><text:tab/>(compulsory)</text:p>
        </text:list-item>
      </text:list>
      <text:p text:style-name="P16"/>
      <text:p text:style-name="Text_20_body">Some commands have neither options nor arguments. (e.g. <text:span text:style-name="T3">pwd</text:span>, <text:span text:style-name="T3">clear</text:span>, <text:span text:style-name="T3">hostid</text:span>)</text:p>
      <text:p text:style-name="Text_20_body">UNIX commands are simply files. For instance, the <text:span text:style-name="HTML_20_Typewriter"><text:span text:style-name="T10">ls</text:span></text:span> command is a binary file located in the directory /<text:span text:style-name="Emphasis"><text:span text:style-name="T6">bin</text:span></text:span>.</text:p>
      <text:p text:style-name="Text_20_body">Some commands are not actually UNIX commands but instead are built-in commands within UNIX commands. (e.g. <text:span text:style-name="T3">history</text:span>, <text:span text:style-name="T3">setenv</text:span> are built-in to the C shell command <text:span text:style-name="T3">csh</text:span>) These commands do not have separate binary files but instead are part of the executable into which they are built-in.</text:p>
      <text:p text:style-name="Text_20_body">Some commands have both UNIX and shell built-in versions. (e.g. <text:span text:style-name="T3">cd</text:span>, <text:span text:style-name="T3">echo</text:span>, <text:span text:style-name="T3">kill</text:span>)</text:p>
      <text:p text:style-name="Text_20_body"><text:soft-page-break/>When a command name is entered the PATH environment variable is searched to find the location of the binary executable.</text:p>
      <text:p text:style-name="Text_20_body">Use the command, <text:span text:style-name="T3">which</text:span>, to find out which copy of a command is actually being executed.</text:p>
      <text:p text:style-name="Text_20_body">Use the command, <text:span text:style-name="T3">whereis</text:span>, to locate the binary file of a command whose path is not in the PATH environment variable.</text:p>
      <text:h text:style-name="Heading_20_1" text:outline-level="1"><text:bookmark-start text:name="__RefHeading___Toc109409531"/>Manual Pages<text:bookmark-end text:name="__RefHeading___Toc109409531"/></text:h>
      <text:p text:style-name="Text_20_body">Manual pages (man pages for short) are the built-in UNIX on-line help documentation. (NB. They may not always be installed.)</text:p>
      <text:p text:style-name="Text_20_body">Read them, read them, read them! The man pages are a vital source of information. If you wish to improve your UNIX you must become familiar with them. Keep revisiting them, each time you will get a little more out of them.</text:p>
      <text:p text:style-name="Text_20_body">The manual pages are organised into sections covering different types of material. Major sections are numbered 1,2,3, etc. Where required, subsections are created and numbered 1B, 1C, etc. See <text:span text:style-name="T3">man intro</text:span> for an explanation of the classification used on your system. <text:bookmark-ref text:reference-format="text" text:ref-name="_Ref109373813">Table 1</text:bookmark-ref>, lists the various sections of the manual pages and indicates the type of content each section deals with.</text:p>
      <table:table table:name="Table2" table:style-name="Table2">
        <table:table-column table:style-name="Table2.A"/>
        <table:table-column table:style-name="Table2.B"/>
        <table:table-row table:style-name="Table2.1">
          <table:table-cell table:style-name="Table2.A1" office:value-type="string">
            <text:p text:style-name="P33">Section</text:p>
          </table:table-cell>
          <table:table-cell table:style-name="Table2.B1" office:value-type="string">
            <text:p text:style-name="P32">Description</text:p>
          </table:table-cell>
        </table:table-row>
        <table:table-row table:style-name="Table2.2">
          <table:table-cell table:style-name="Table2.A2" office:value-type="string">
            <text:p text:style-name="P33">1</text:p>
          </table:table-cell>
          <table:table-cell table:style-name="Table2.B2" office:value-type="string">
            <text:p text:style-name="P29">Commands and application programs.</text:p>
          </table:table-cell>
        </table:table-row>
        <table:table-row table:style-name="Table2.2">
          <table:table-cell table:style-name="Table2.A3" office:value-type="string">
            <text:p text:style-name="P33">2</text:p>
          </table:table-cell>
          <table:table-cell table:style-name="Table2.B3" office:value-type="string">
            <text:p text:style-name="P29">System calls and errors.</text:p>
          </table:table-cell>
        </table:table-row>
        <table:table-row table:style-name="Table2.2">
          <table:table-cell table:style-name="Table2.A4" office:value-type="string">
            <text:p text:style-name="P33">3</text:p>
          </table:table-cell>
          <table:table-cell table:style-name="Table2.B4" office:value-type="string">
            <text:p text:style-name="P29">Functions and libraries.</text:p>
          </table:table-cell>
        </table:table-row>
        <table:table-row table:style-name="Table2.2">
          <table:table-cell table:style-name="Table2.A5" office:value-type="string">
            <text:p text:style-name="P33">4</text:p>
          </table:table-cell>
          <table:table-cell table:style-name="Table2.B5" office:value-type="string">
            <text:p text:style-name="P29">File formats.</text:p>
          </table:table-cell>
        </table:table-row>
        <table:table-row table:style-name="Table2.2">
          <table:table-cell table:style-name="Table2.A6" office:value-type="string">
            <text:p text:style-name="P33">5</text:p>
          </table:table-cell>
          <table:table-cell table:style-name="Table2.B6" office:value-type="string">
            <text:p text:style-name="P29">Miscellaneous.</text:p>
          </table:table-cell>
        </table:table-row>
        <table:table-row table:style-name="Table2.2">
          <table:table-cell table:style-name="Table2.A7" office:value-type="string">
            <text:p text:style-name="P33">6</text:p>
          </table:table-cell>
          <table:table-cell table:style-name="Table2.B7" office:value-type="string">
            <text:p text:style-name="P29">Games and demos.</text:p>
          </table:table-cell>
        </table:table-row>
        <table:table-row table:style-name="Table2.2">
          <table:table-cell table:style-name="Table2.A8" office:value-type="string">
            <text:p text:style-name="P33">7</text:p>
          </table:table-cell>
          <table:table-cell table:style-name="Table2.B8" office:value-type="string">
            <text:p text:style-name="P29">Special files</text:p>
          </table:table-cell>
        </table:table-row>
        <table:table-row table:style-name="Table2.2">
          <table:table-cell table:style-name="Table2.A9" office:value-type="string">
            <text:p text:style-name="P13">9</text:p>
          </table:table-cell>
          <table:table-cell table:style-name="Table2.B9" office:value-type="string">
            <text:p text:style-name="P29">Device driver interfaces.</text:p>
          </table:table-cell>
        </table:table-row>
      </table:table>
      <text:p text:style-name="P1"><text:bookmark-start text:name="_Ref109373813"/>Table <text:sequence text:ref-name="refTable0" text:name="Table" text:formula="ooow:Table+1" style:num-format="1">1</text:sequence><text:bookmark-end text:name="_Ref109373813"/></text:p>
      <text:p text:style-name="Text_20_body">The manual pages are accessed using the <text:span text:style-name="T3">man</text:span> command.</text:p>
      <text:p text:style-name="P45">e.g.<text:tab/>% <text:span text:style-name="T3">man {commandname}</text:span></text:p>
      <text:p text:style-name="Text_20_body">The <text:span text:style-name="T3">man</text:span> command looks for the content of the manual pages in the directories listed in the <text:span text:style-name="T6">MANPATH</text:span> environment variable. Sometimes man pages are installed in unusual locations and <text:span text:style-name="T6">MANPATH</text:span> has to be modified so that they can be accessed. e.g. The <text:span text:style-name="T3">perl</text:span> manual pages are located in the directory <text:span text:style-name="T3">/usr/CVperl/man</text:span>, in order to access them <text:span text:style-name="T6">MANPATH</text:span> needs to be modified as follows, <text:span text:style-name="T3">setenv MANPATH “${MANPATH}:/usr/CVperl/man”</text:span>.</text:p>
      <text:p text:style-name="P16"/>
      <table:table table:name="Table3" table:style-name="Table3">
        <table:table-column table:style-name="Table3.A"/>
        <table:table-column table:style-name="Table3.B"/>
        <text:soft-page-break/>
        <table:table-row table:style-name="Table3.1">
          <table:table-cell table:style-name="Table3.A1" office:value-type="string">
            <text:p text:style-name="P29"><text:span text:style-name="T3">man</text:span><text:span text:style-name="T2"> </text:span><text:span text:style-name="T6">Examples</text:span></text:p>
          </table:table-cell>
          <table:table-cell table:style-name="Table3.B1" office:value-type="string">
            <text:p text:style-name="P32">Description</text:p>
          </table:table-cell>
        </table:table-row>
        <table:table-row table:style-name="Table3.2">
          <table:table-cell table:style-name="Table3.A2" office:value-type="string">
            <text:p text:style-name="P36">man man</text:p>
          </table:table-cell>
          <table:table-cell table:style-name="Table3.B2" office:value-type="string">
            <text:p text:style-name="P29">Display the man pages for the <text:span text:style-name="T3">man</text:span> command.</text:p>
          </table:table-cell>
        </table:table-row>
        <table:table-row table:style-name="Table3.2">
          <table:table-cell table:style-name="Table3.A3" office:value-type="string">
            <text:p text:style-name="P36">man intro</text:p>
          </table:table-cell>
          <table:table-cell table:style-name="Table3.B3" office:value-type="string">
            <text:p text:style-name="P29">Display the man pages for <text:span text:style-name="T3">intro</text:span> which lists all the commands in section 1 of the manual pages and provides a one line description of each.</text:p>
          </table:table-cell>
        </table:table-row>
        <table:table-row table:style-name="Table3.2">
          <table:table-cell table:style-name="Table3.A4" office:value-type="string">
            <text:p text:style-name="P29"><text:span text:style-name="T3">man -s4 intro</text:span></text:p>
          </table:table-cell>
          <table:table-cell table:style-name="Table3.B4" office:value-type="string">
            <text:p text:style-name="P29">Display the man pages for <text:span text:style-name="T3">intro</text:span> in section 4.</text:p>
          </table:table-cell>
        </table:table-row>
        <table:table-row table:style-name="Table3.2">
          <table:table-cell table:style-name="Table3.A5" office:value-type="string">
            <text:p text:style-name="P29"><text:span text:style-name="T3">man -s5 filesystem</text:span></text:p>
          </table:table-cell>
          <table:table-cell table:style-name="Table3.B5" office:value-type="string">
            <text:p text:style-name="P29">Display the man pages for <text:span text:style-name="T3">filesystem</text:span> which is in section 5.</text:p>
          </table:table-cell>
        </table:table-row>
        <table:table-row table:style-name="Table3.2">
          <table:table-cell table:style-name="Table3.A6" office:value-type="string">
            <text:p text:style-name="P17">man perl</text:p>
          </table:table-cell>
          <table:table-cell table:style-name="Table3.B6" office:value-type="string">
            <text:p text:style-name="P29">Display the man pages for perl. Ensure that the <text:span text:style-name="T6">MANPATH</text:span> is set correctly first.</text:p>
          </table:table-cell>
        </table:table-row>
      </table:table>
      <text:p text:style-name="P1">Table <text:sequence text:ref-name="refTable1" text:name="Table" text:formula="ooow:Table+1" style:num-format="1">2</text:sequence></text:p>
      <text:p text:style-name="Text_20_body">If invalid options are entered after a command, the system normally displays a usage statement listing all the valid options for the command. These are useful in jogging the memory as to the available options. You can get the system to display the usage statement for a command by knowingly supplying an invalid option.</text:p>
      <text:p text:style-name="Text_20_body">e.g.<text:tab/>% <text:span text:style-name="T3">ls -^</text:span><text:tab/><text:tab/>(I do not know of any commands that have ^ as a valid option)<text:line-break/><text:tab/>ls: illegal option -- ^<text:line-break/><text:tab/>usage: <text:s/>ls <text:s/>-1RaAdCxmnlogrtucpFbqisfL <text:s/>[files]</text:p>
      <text:p text:style-name="Text_20_body">Note. This does not work with commands that have no options. (e.g. <text:span text:style-name="T3">pwd</text:span>, <text:span text:style-name="T3">cd</text:span>, etc.) But then again, in these cases there is nothing to remember!</text:p>
      <text:h text:style-name="Heading_20_1" text:outline-level="1"><text:bookmark-start text:name="__RefHeading___Toc109409532"/>The UNIX Filesystem<text:bookmark-end text:name="__RefHeading___Toc109409532"/></text:h>
      <text:p text:style-name="Text_20_body">A filesystem is a structure on a hard or floppy disk which enables files and directories to be stored there.</text:p>
      <text:p text:style-name="Text_20_body">The filesystem holds lots of information about the files in it. This information includes the file type, the access permissions it has, who owns it, the group it belongs to, the size of the file, the date and time it was last modified and its name.</text:p>
      <text:p text:style-name="Text_20_body"><text:bookmark-ref text:reference-format="text" text:ref-name="_Ref108626617">Figure 1</text:bookmark-ref><text:s/>below shows a portion of a sample UNIX filesystem.</text:p>
      <text:p text:style-name="P14"><draw:frame draw:style-name="fr1" draw:name="Object1" text:anchor-type="as-char" svg:width="13.951cm" svg:height="8.754cm" draw:z-index="0"><draw:object xlink:href="./Object 1" xlink:type="simple" xlink:show="embed" xlink:actuate="onLoad"/><draw:image xlink:href="./ObjectReplacements/Object 1" xlink:type="simple" xlink:show="embed" xlink:actuate="onLoad"/></draw:frame></text:p>
      <text:p text:style-name="P1"><text:bookmark-start text:name="_Ref108626617"/>Figure <text:sequence text:ref-name="refFigure0" text:name="Figure" text:formula="ooow:Figure+1" style:num-format="1">1</text:sequence><text:bookmark-end text:name="_Ref108626617"/></text:p>
      <text:p text:style-name="P46"><text:soft-page-break/><text:bookmark-ref text:reference-format="text" text:ref-name="_Ref108743126">Table 3</text:bookmark-ref>, identifies some special directories on the UNIX filesystem.</text:p>
      <text:p text:style-name="P16"/>
      <table:table table:name="Table4" table:style-name="Table4">
        <table:table-column table:style-name="Table4.A"/>
        <table:table-column table:style-name="Table4.B"/>
        <table:table-row table:style-name="Table4.1">
          <table:table-cell table:style-name="Table4.A1" office:value-type="string">
            <text:p text:style-name="P32">Special Directories</text:p>
          </table:table-cell>
          <table:table-cell table:style-name="Table4.B1" office:value-type="string">
            <text:p text:style-name="P32">Meaning</text:p>
          </table:table-cell>
        </table:table-row>
        <table:table-row table:style-name="Table4.2">
          <table:table-cell table:style-name="Table4.A2" office:value-type="string">
            <text:p text:style-name="P29">. (dot)</text:p>
          </table:table-cell>
          <table:table-cell table:style-name="Table4.B2" office:value-type="string">
            <text:p text:style-name="P29">Current directory.</text:p>
          </table:table-cell>
        </table:table-row>
        <table:table-row table:style-name="Table4.2">
          <table:table-cell table:style-name="Table4.A3" office:value-type="string">
            <text:p text:style-name="P29">.. (double dot)</text:p>
          </table:table-cell>
          <table:table-cell table:style-name="Table4.B3" office:value-type="string">
            <text:p text:style-name="P29">Parent directory.</text:p>
          </table:table-cell>
        </table:table-row>
        <table:table-row table:style-name="Table4.2">
          <table:table-cell table:style-name="Table4.A4" office:value-type="string">
            <text:p text:style-name="P29">/ (slash)</text:p>
          </table:table-cell>
          <table:table-cell table:style-name="Table4.B4" office:value-type="string">
            <text:p text:style-name="P29">Root directory.</text:p>
          </table:table-cell>
        </table:table-row>
        <table:table-row table:style-name="Table4.2">
          <table:table-cell table:style-name="Table4.A5" office:value-type="string">
            <text:p text:style-name="P29">~ (tilde) <text:s text:c="12"/>(Not bourne shell)</text:p>
          </table:table-cell>
          <table:table-cell table:style-name="Table4.B5" office:value-type="string">
            <text:p text:style-name="P29">Current user’s home directory.</text:p>
          </table:table-cell>
        </table:table-row>
        <table:table-row table:style-name="Table4.2">
          <table:table-cell table:style-name="Table4.A6" office:value-type="string">
            <text:p text:style-name="Standard">~b2t <text:s text:c="18"/>(Not bourne shell)</text:p>
          </table:table-cell>
          <table:table-cell table:style-name="Table4.B6" office:value-type="string">
            <text:p text:style-name="P29">User b2t’s home directory.</text:p>
          </table:table-cell>
        </table:table-row>
      </table:table>
      <text:p text:style-name="P1"><text:bookmark-start text:name="_Ref108743126"/>Table <text:sequence text:ref-name="refTable2" text:name="Table" text:formula="ooow:Table+1" style:num-format="1">3</text:sequence><text:bookmark-end text:name="_Ref108743126"/></text:p>
      <text:p text:style-name="Text_20_body">Filenames may contain any character except /, which is reserved as the separator between files and directories in a pathname. Filenames are usually made of uppercase and lowercase letters, numbers, "." (dot), and "_" (underscore). Other characters (including spaces) are legal in a filename - but they can be hard to use because the shell gives them special meanings. It is recommended that filenames only use letters, numbers, dot, and underscore characters.</text:p>
      <text:p text:style-name="Text_20_body">A directory is really just a special kind of file, so the rules for naming directories are the same as the rules for naming files.</text:p>
      <text:p text:style-name="Text_20_body">Metacharacters are characters or combinations of characters that can be used to represent all or part of directory or file names</text:p>
      <text:p text:style-name="Standard"/>
      <table:table table:name="Table5" table:style-name="Table5">
        <table:table-column table:style-name="Table5.A"/>
        <table:table-column table:style-name="Table5.B"/>
        <table:table-row table:style-name="Table5.1">
          <table:table-cell table:style-name="Table5.A1" office:value-type="string">
            <text:p text:style-name="P32">Metacharacter</text:p>
          </table:table-cell>
          <table:table-cell table:style-name="Table5.B1" office:value-type="string">
            <text:p text:style-name="P32">Meaning</text:p>
          </table:table-cell>
        </table:table-row>
        <table:table-row table:style-name="Table5.2">
          <table:table-cell table:style-name="Table5.A2" office:value-type="string">
            <text:p text:style-name="P29">?</text:p>
          </table:table-cell>
          <table:table-cell table:style-name="Table5.B2" office:value-type="string">
            <text:p text:style-name="P29">Matches any single character.</text:p>
          </table:table-cell>
        </table:table-row>
        <table:table-row table:style-name="Table5.2">
          <table:table-cell table:style-name="Table5.A3" office:value-type="string">
            <text:p text:style-name="P29">*</text:p>
          </table:table-cell>
          <table:table-cell table:style-name="Table5.B3" office:value-type="string">
            <text:p text:style-name="P29">Matches zero or more occurrences of any character</text:p>
          </table:table-cell>
        </table:table-row>
        <table:table-row table:style-name="Table5.2">
          <table:table-cell table:style-name="Table5.A4" office:value-type="string">
            <text:p text:style-name="Standard">[ … ]</text:p>
          </table:table-cell>
          <table:table-cell table:style-name="Table5.B4" office:value-type="string">
            <text:p text:style-name="P29">Represents a set of characters of which any one character can match. e.g. [a-z], [A-Z] or [0-9]</text:p>
          </table:table-cell>
        </table:table-row>
      </table:table>
      <text:p text:style-name="P1">Table <text:sequence text:ref-name="refTable3" text:name="Table" text:formula="ooow:Table+1" style:num-format="1">4</text:sequence></text:p>
      <text:h text:style-name="Heading_20_2" text:outline-level="2"><text:bookmark-start text:name="__RefHeading___Toc109409533"/>Navigating the UNIX Filesystem<text:bookmark-end text:name="__RefHeading___Toc109409533"/></text:h>
      <text:p text:style-name="Text_20_body">This section covers the basic commands (<text:span text:style-name="T3">pwd, ls</text:span> and <text:span text:style-name="T3">cd</text:span>) used for exploring the UNIX filesystem.</text:p>
      <text:p text:style-name="Text_20_body">The <text:span text:style-name="T3">pwd</text:span> command (print working directory) prints the absolute pathname of the current directory.</text:p>
      <text:p text:style-name="Text_20_body">The <text:span text:style-name="T3">ls</text:span> command (list) lists the contents of a directory. The long listing option of the <text:span text:style-name="T3">ls</text:span> command produces the following output.</text:p>
      <text:p text:style-name="P29"><text:span text:style-name="T7">%</text:span> <text:span text:style-name="T3">ls -l</text:span></text:p>
      <text:p text:style-name="P29"><text:span text:style-name="T11">-rw-r-----<text:tab/>1 jbloggs<text:tab/>support <text:s/>123 <text:s text:c="2"/>Jul 11 <text:s/>10:00 <text:s/>file1</text:span></text:p>
      <text:p text:style-name="P29"><text:span text:style-name="T11">drwxrwxr-x<text:tab/>2 jbloggs<text:tab/>support <text:s/>345 <text:s text:c="2"/>Jul 11 <text:s/>09:00 <text:s/>dir1</text:span></text:p>
      <text:p text:style-name="P38">lrw-rw-r--<text:tab/>1 jbloggs<text:tab/>support <text:s text:c="3"/>1 <text:s text:c="2"/>Jul 12 <text:s/>13:30 <text:s/>file2 -&gt; file1</text:p>
      <text:p text:style-name="P38"/>
      <text:p text:style-name="Text_20_body"><text:span text:style-name="T11">1 <text:s text:c="3"/>2<text:tab/>3 <text:s text:c="3"/>4<text:tab/> <text:s text:c="2"/>5<text:tab/> <text:s text:c="3"/>6<text:tab/> <text:s text:c="5"/>7 <text:s text:c="5"/>8<text:tab/> <text:s/>9</text:span></text:p>
      <text:p text:style-name="Text_20_body">The columns in the long listing have been numbered 1-9 in the listing above. They have the following meaning.</text:p>
      <text:list xml:id="list3634331257" text:style-name="WW8Num19">
        <text:list-item>
          <text:p text:style-name="P20">The file type.<text:tab/><text:tab/><text:tab/>-<text:tab/>An ordinary file.<text:line-break/> <text:tab/><text:tab/><text:tab/><text:tab/>d<text:tab/>A directory.<text:line-break/> <text:tab/><text:tab/><text:tab/><text:tab/>l<text:tab/>A symbolic link.<text:line-break/><text:soft-page-break/> <text:tab/><text:tab/><text:tab/><text:tab/>c<text:tab/>A character device. (terminal or printer)<text:line-break/> <text:tab/><text:tab/><text:tab/><text:tab/>b<text:tab/>A block device. (disk)</text:p>
        </text:list-item>
        <text:list-item>
          <text:p text:style-name="P20">File permissions.<text:tab/><text:tab/>(r = read, w = write, x = execute)</text:p>
        </text:list-item>
        <text:list-item>
          <text:p text:style-name="P20">Number of links.<text:tab/><text:tab/>A link is a method of giving a file more than one<text:line-break/> <text:tab/><text:tab/><text:tab/><text:tab/>name. This column indicates how many links a<text:line-break/> <text:tab/><text:tab/><text:tab/><text:tab/>file has.</text:p>
        </text:list-item>
        <text:list-item>
          <text:p text:style-name="P20">Owner.<text:tab/><text:tab/><text:tab/><text:tab/>The login name of the user that created the file.</text:p>
        </text:list-item>
        <text:list-item>
          <text:p text:style-name="P20">Group that file belongs to.<text:tab/>A group is a collection of related users.</text:p>
        </text:list-item>
        <text:list-item>
          <text:p text:style-name="P20">File size.<text:tab/><text:tab/><text:tab/>The size of the file in bytes.</text:p>
        </text:list-item>
        <text:list-item>
          <text:p text:style-name="P20">Date.<text:tab/><text:tab/><text:tab/><text:tab/>The date when the file was last changed.</text:p>
        </text:list-item>
        <text:list-item>
          <text:p text:style-name="P20">Time.<text:tab/><text:tab/><text:tab/><text:tab/>The time when the file was last changed. If more<text:line-break/> <text:tab/><text:tab/><text:tab/><text:tab/>than 6 months old then the year is shown<text:line-break/> <text:tab/><text:tab/><text:tab/><text:tab/>instead of the time.</text:p>
        </text:list-item>
        <text:list-item>
          <text:p text:style-name="P20">Filename.<text:tab/><text:tab/><text:tab/>The name by which the file is known.</text:p>
        </text:list-item>
      </text:list>
      <text:p text:style-name="Standard"/>
      <table:table table:name="Table6" table:style-name="Table6">
        <table:table-column table:style-name="Table6.A"/>
        <table:table-column table:style-name="Table6.B"/>
        <table:table-row table:style-name="Table6.1">
          <table:table-cell table:style-name="Table6.A1" office:value-type="string">
            <text:p text:style-name="P32">Example</text:p>
          </table:table-cell>
          <table:table-cell table:style-name="Table6.B1" office:value-type="string">
            <text:p text:style-name="P32">Description</text:p>
          </table:table-cell>
        </table:table-row>
        <table:table-row table:style-name="Table6.2">
          <table:table-cell table:style-name="Table6.A2" office:value-type="string">
            <text:p text:style-name="P36">ls</text:p>
          </table:table-cell>
          <table:table-cell table:style-name="Table6.B2" office:value-type="string">
            <text:p text:style-name="P29">List the contents of the current directory</text:p>
          </table:table-cell>
        </table:table-row>
        <table:table-row table:style-name="Table6.2">
          <table:table-cell table:style-name="Table6.A3" office:value-type="string">
            <text:p text:style-name="P36">ls -a</text:p>
          </table:table-cell>
          <table:table-cell table:style-name="Table6.B3" office:value-type="string">
            <text:p text:style-name="P29">List the contents of the current directory, including any hidden files. (i.e. files beginning with a “.” dot)</text:p>
          </table:table-cell>
        </table:table-row>
        <table:table-row table:style-name="Table6.2">
          <table:table-cell table:style-name="Table6.A4" office:value-type="string">
            <text:p text:style-name="P36">ls -l <text:s/>/usr/tmp</text:p>
          </table:table-cell>
          <table:table-cell table:style-name="Table6.B4" office:value-type="string">
            <text:p text:style-name="P29">Print a long listing of the contents of the directory /usr/tmp. (See below)</text:p>
          </table:table-cell>
        </table:table-row>
        <table:table-row table:style-name="Table6.2">
          <table:table-cell table:style-name="Table6.A5" office:value-type="string">
            <text:p text:style-name="P36">ls -ld 510*</text:p>
          </table:table-cell>
          <table:table-cell table:style-name="Table6.B5" office:value-type="string">
            <text:p text:style-name="P29">Print a long listing of the contents of the current directory that begin with 510. If a directory matches 510* then list only the directory and not its contents.</text:p>
          </table:table-cell>
        </table:table-row>
        <table:table-row table:style-name="Table6.2">
          <table:table-cell table:style-name="Table6.A6" office:value-type="string">
            <text:p text:style-name="P36">ls -latr <text:s/>~jsmith/parts</text:p>
          </table:table-cell>
          <table:table-cell table:style-name="Table6.B6" office:value-type="string">
            <text:p text:style-name="P29">List the contents of the parts directory belonging to user “jsmith”. Print a long listing, including hidden files. Sort the list by modification time and reverse the order so that the most recently modified file is at the bottom of the list</text:p>
          </table:table-cell>
        </table:table-row>
        <table:table-row table:style-name="Table6.2">
          <table:table-cell table:style-name="Table6.A7" office:value-type="string">
            <text:p text:style-name="P36">ls a*</text:p>
          </table:table-cell>
          <table:table-cell table:style-name="Table6.B7" office:value-type="string">
            <text:p text:style-name="P29">List all files beginning with a.</text:p>
          </table:table-cell>
        </table:table-row>
        <table:table-row table:style-name="Table6.2">
          <table:table-cell table:style-name="Table6.A8" office:value-type="string">
            <text:p text:style-name="P36">ls ?</text:p>
          </table:table-cell>
          <table:table-cell table:style-name="Table6.B8" office:value-type="string">
            <text:p text:style-name="P29">List all files with single character names.</text:p>
          </table:table-cell>
        </table:table-row>
        <table:table-row table:style-name="Table6.2">
          <table:table-cell table:style-name="Table6.A9" office:value-type="string">
            <text:p text:style-name="P36">ls [0-9]*</text:p>
          </table:table-cell>
          <table:table-cell table:style-name="Table6.B9" office:value-type="string">
            <text:p text:style-name="P29">List all files beginning with a digit.</text:p>
          </table:table-cell>
        </table:table-row>
        <table:table-row table:style-name="Table6.2">
          <table:table-cell table:style-name="Table6.A10" office:value-type="string">
            <text:p text:style-name="P17">ls -li <text:s/>..</text:p>
          </table:table-cell>
          <table:table-cell table:style-name="Table6.B10" office:value-type="string">
            <text:p text:style-name="P29">Print a long listing of the parent directory and include the files’ inode number.</text:p>
          </table:table-cell>
        </table:table-row>
      </table:table>
      <text:p text:style-name="P1">Table <text:sequence text:ref-name="refTable4" text:name="Table" text:formula="ooow:Table+1" style:num-format="1">5</text:sequence></text:p>
      <text:p text:style-name="Text_20_body">The <text:span text:style-name="T3">cd</text:span> command (<text:span text:style-name="T6">c</text:span>hange <text:span text:style-name="T6">d</text:span>irectory) is used to change from the current directory to another directory. <text:span text:style-name="T3">cd</text:span> does not have any options and takes as an argument the pathname of the directory to which you wish to change to. If no pathname is supplied, then the user’s home directory becomes the current directory.</text:p>
      <text:h text:style-name="Heading_20_2" text:outline-level="2"><text:bookmark-start text:name="__RefHeading___Toc109409534"/>Absolute and Relative Pathnames<text:bookmark-end text:name="__RefHeading___Toc109409534"/></text:h>
      <text:p text:style-name="Text_20_body">Files and directories in the filesystem are located using pathnames. Pathnames can be either absolute or relative. An absolute pathname is the complete path from the top level root directory right down to the target file or directory. A relative pathname is the path from the current location in the filesystem to the target file or directory.</text:p>
      <text:p text:style-name="P17"/>
      <table:table table:name="Table7" table:style-name="Table7">
        <table:table-column table:style-name="Table7.A"/>
        <table:table-column table:style-name="Table7.B"/>
        <text:soft-page-break/>
        <table:table-row table:style-name="Table7.1">
          <table:table-cell table:style-name="Table7.A1" office:value-type="string">
            <text:p text:style-name="P29"><text:span text:style-name="T6">Absolute Pathnames</text:span></text:p>
          </table:table-cell>
          <table:table-cell table:style-name="Table7.B1" office:value-type="string">
            <text:p text:style-name="P29"><text:span text:style-name="T6">Relative Pathnames</text:span></text:p>
          </table:table-cell>
        </table:table-row>
        <table:table-row table:style-name="Table7.2">
          <table:table-cell table:style-name="Table7.A2" office:value-type="string">
            <text:p text:style-name="P29">Start at the root directory.</text:p>
          </table:table-cell>
          <table:table-cell table:style-name="Table7.B2" office:value-type="string">
            <text:p text:style-name="P29">Start at the current directory.</text:p>
          </table:table-cell>
        </table:table-row>
        <table:table-row table:style-name="Table7.2">
          <table:table-cell table:style-name="Table7.A3" office:value-type="string">
            <text:p text:style-name="P29">Always start with a slash (/).</text:p>
          </table:table-cell>
          <table:table-cell table:style-name="Table7.B3" office:value-type="string">
            <text:p text:style-name="P29">Never start with a slash.</text:p>
          </table:table-cell>
        </table:table-row>
        <table:table-row table:style-name="Table7.2">
          <table:table-cell table:style-name="Table7.A4" office:value-type="string">
            <text:p text:style-name="Standard">The absolute pathname to a file is always the same.</text:p>
          </table:table-cell>
          <table:table-cell table:style-name="Table7.B4" office:value-type="string">
            <text:p text:style-name="P29">The relative pathname to a file depends on the current directory.</text:p>
          </table:table-cell>
        </table:table-row>
      </table:table>
      <text:p text:style-name="P1">Table <text:sequence text:ref-name="refTable5" text:name="Table" text:formula="ooow:Table+1" style:num-format="1">6</text:sequence></text:p>
      <text:p text:style-name="Text_20_body">Which of the following examples are using absolute or relative pathnames?</text:p>
      <text:section text:style-name="Sect2" text:name="Section1">
        <text:list xml:id="list1619098454" text:style-name="WW8Num14">
          <text:list-item>
            <text:p text:style-name="P42">cd /usr/tmp</text:p>
          </text:list-item>
          <text:list-item>
            <text:p text:style-name="P21">cd parts</text:p>
          </text:list-item>
          <text:list-item>
            <text:p text:style-name="P21">cd /</text:p>
          </text:list-item>
          <text:list-item>
            <text:p text:style-name="P21">cd ../../files/</text:p>
          </text:list-item>
          <text:list-item>
            <text:p text:style-name="P21">cd <text:s/>~/b2t/parts</text:p>
          </text:list-item>
          <text:list-item>
            <text:p text:style-name="P21">cd</text:p>
          </text:list-item>
        </text:list>
      </text:section>
      <text:section text:style-name="Sect3" text:name="Section2">
        <text:p text:style-name="Standard"/>
        <text:p text:style-name="P47">(Answers:-<text:tab/>6 = abs., 5 = abs., 4 = rel., 3 = abs., 2 = rel., 1 = abs.)</text:p>
        <text:h text:style-name="Heading_20_1" text:outline-level="1"><text:bookmark-start text:name="__RefHeading___Toc109409535"/>Users and Groups<text:bookmark-end text:name="__RefHeading___Toc109409535"/></text:h>
        <text:p text:style-name="Text_20_body">When users log on to a UNIX system, they are given a user identity (UID) and group identity (GID). These identifiers are numbers, however, both have corresponding text values also.</text:p>
        <text:p text:style-name="Text_20_body">The <text:span text:style-name="T3">id</text:span> command can be used to check your UID and GID.</text:p>
        <text:p text:style-name="Standard">e.g.<text:tab/>% id</text:p>
        <text:p text:style-name="Standard"><text:tab/>uid = 123(jbloggs)<text:tab/>gid = 101(support)</text:p>
        <text:p text:style-name="Standard"/>
        <text:p text:style-name="Text_20_body">The <text:span text:style-name="T3">groups [user]</text:span> command shows all the groups that the user belongs to.</text:p>
        <text:p text:style-name="Standard">e.g.<text:tab/>% <text:span text:style-name="T3">groups jsmith</text:span></text:p>
        <text:p text:style-name="Standard"><text:tab/>support training</text:p>
        <text:h text:style-name="Heading_20_2" text:outline-level="2"><text:bookmark-start text:name="__RefHeading___Toc109409536"/>Changing a File or Directory’s Owner and Group<text:bookmark-end text:name="__RefHeading___Toc109409536"/></text:h>
        <text:p text:style-name="Text_20_body">As we have seen earlier, all files and directories have an owner and group associated with them. The following commands may be used to change these values.</text:p>
        <text:p text:style-name="Text_20_body">The <text:span text:style-name="T3">chown</text:span> (<text:span text:style-name="T6">ch</text:span>ange <text:span text:style-name="T6">own</text:span>ership) command is used to change the ownership of a file or directory.</text:p>
        <text:p text:style-name="Text_20_body">The <text:span text:style-name="T3">chgrp</text:span> (<text:span text:style-name="T6">ch</text:span>ange <text:span text:style-name="T6">gr</text:span>ou<text:span text:style-name="T6">p</text:span>) command is used to change the group of a file or directory.</text:p>
        <text:p text:style-name="Text_20_body">Note. The <text:span text:style-name="T3">chown </text:span>command can be used to change can be used to change both the ownership and the group at the same time.</text:p>
        <text:p text:style-name="P16"/>
        <table:table table:name="Table8" table:style-name="Table8">
          <table:table-column table:style-name="Table8.A"/>
          <table:table-column table:style-name="Table8.B"/>
          <table:table-row table:style-name="Table8.1">
            <table:table-cell table:style-name="Table8.A1" office:value-type="string">
              <text:p text:style-name="P32">Examples</text:p>
            </table:table-cell>
            <table:table-cell table:style-name="Table8.B1" office:value-type="string">
              <text:p text:style-name="P32">Explanation</text:p>
            </table:table-cell>
          </table:table-row>
          <table:table-row table:style-name="Table8.2">
            <table:table-cell table:style-name="Table8.A2" office:value-type="string">
              <text:p text:style-name="P29"><text:span text:style-name="T3">chown jsmith</text:span><text:span text:style-name="T2"> file1</text:span></text:p>
            </table:table-cell>
            <table:table-cell table:style-name="Table8.B2" office:value-type="string">
              <text:p text:style-name="P29">Set username <text:span text:style-name="T2">jsmith</text:span> to be the owner of file <text:span text:style-name="T2">file1</text:span>.</text:p>
            </table:table-cell>
          </table:table-row>
          <table:table-row table:style-name="Table8.2">
            <table:table-cell table:style-name="Table8.A3" office:value-type="string">
              <text:p text:style-name="P29"><text:span text:style-name="T3">chgrp -R b2t </text:span><text:span text:style-name="T2">parts</text:span></text:p>
            </table:table-cell>
            <table:table-cell table:style-name="Table8.B3" office:value-type="string">
              <text:p text:style-name="P29">Set the group on directory <text:span text:style-name="T2">parts</text:span>, and the entire filesystem branch below it, to group <text:span text:style-name="T2">b2t</text:span>.</text:p>
            </table:table-cell>
          </table:table-row>
          <table:table-row table:style-name="Table8.2">
            <table:table-cell table:style-name="Table8.A4" office:value-type="string">
              <text:p text:style-name="Standard"><text:span text:style-name="T3">chown jsmith:b2t </text:span><text:span text:style-name="T2">f2</text:span></text:p>
            </table:table-cell>
            <table:table-cell table:style-name="Table8.B4" office:value-type="string">
              <text:p text:style-name="P29">Set the ownership of file <text:span text:style-name="T2">f2</text:span> to <text:span text:style-name="T1">jsmith</text:span><text:span text:style-name="T4"> and its group to </text:span><text:span text:style-name="T1">b2t</text:span><text:span text:style-name="T4">.</text:span></text:p>
            </table:table-cell>
          </table:table-row>
        </table:table>
        <text:p text:style-name="P1"><text:bookmark-start text:name="__RefHeading___Toc109409537"/>Table <text:sequence text:ref-name="refTable6" text:name="Table" text:formula="ooow:Table+1" style:num-format="1">7</text:sequence></text:p>
        <text:h text:style-name="Heading_20_1" text:outline-level="1"><text:soft-page-break/>File Permissions<text:bookmark-end text:name="__RefHeading___Toc109409537"/></text:h>
        <text:p text:style-name="Text_20_body">There are three sets of read/write/execute permissions associated with files and directories: one set for the user or owner of the file, one set for the group of the file, and one set for everyone else. </text:p>
        <text:p text:style-name="Text_20_body">Permissions are viewed using the <text:span text:style-name="T3">ls</text:span> command together with the <text:span text:style-name="T3">-l</text:span> option.</text:p>
        <text:p text:style-name="Standard">e.g.<text:tab/><text:span text:style-name="T7">%</text:span> <text:span text:style-name="T3">ls -l</text:span></text:p>
        <text:p text:style-name="Standard"><text:tab/>-rwxr-xr--<text:tab/>1 jbloggs<text:tab/>support<text:tab/>123<text:tab/>Jul 11 10:00<text:tab/>file1</text:p>
        <text:p text:style-name="Standard"/>
        <text:p text:style-name="Text_20_body">The 9 characters to the right of the first column indicate the permissions. These 9 characters are broken down into 3 sets of 3. The 3 sets of permissions are;</text:p>
        <text:list xml:id="list2034094319" text:style-name="WW8Num33">
          <text:list-item>
            <text:p text:style-name="P22">User (u)<text:tab/>The owner of the file, usually the user who created it.</text:p>
          </text:list-item>
          <text:list-item>
            <text:p text:style-name="P22">Group (g)<text:tab/>The group of the file, usually the group of the creator.</text:p>
          </text:list-item>
          <text:list-item>
            <text:p text:style-name="P22">Others (o)<text:tab/>All other users not included in the 2 above sets.</text:p>
          </text:list-item>
        </text:list>
        <text:p text:style-name="P16"/>
        <text:p text:style-name="Text_20_body">Each set of permissions have 3 characters which indicate the presence of a particular access right. The access rights, in order of appearance are;</text:p>
        <text:list xml:id="list3570293343" text:style-name="WW8Num22">
          <text:list-item>
            <text:p text:style-name="P23">Read (r)<text:tab/>Allows users in the set to read (view) the file’s contents.</text:p>
          </text:list-item>
          <text:list-item>
            <text:p text:style-name="P23">Write (w)<text:tab/>Allows users in the set to modify the file’s contents.</text:p>
          </text:list-item>
          <text:list-item>
            <text:p text:style-name="P23">Execute (x)<text:tab/>Allows users in the set to run the file as a program or to<text:line-break/> <text:tab/><text:tab/>navigate into the directory.</text:p>
          </text:list-item>
        </text:list>
        <text:p text:style-name="P16"/>
        <text:p text:style-name="P48">If any of these rights are not granted the particular character (r, w or x) is replaced by a hyphen, -.</text:p>
        <text:p text:style-name="P16"/>
        <table:table table:name="Table9" table:style-name="Table9">
          <table:table-column table:style-name="Table9.A"/>
          <table:table-column table:style-name="Table9.B"/>
          <table:table-row table:style-name="Table9.1">
            <table:table-cell table:style-name="Table9.A1" office:value-type="string">
              <text:p text:style-name="P33">Permission</text:p>
            </table:table-cell>
            <table:table-cell table:style-name="Table9.B1" office:value-type="string">
              <text:p text:style-name="P32">Explanation</text:p>
            </table:table-cell>
          </table:table-row>
          <table:table-row table:style-name="Table9.2">
            <table:table-cell table:style-name="Table9.A2" office:value-type="string">
              <text:p text:style-name="P30">rw-rw-rw</text:p>
            </table:table-cell>
            <table:table-cell table:style-name="Table9.B2" office:value-type="string">
              <text:p text:style-name="P29">Everyone (owner, group and others) may read or write.</text:p>
            </table:table-cell>
          </table:table-row>
          <table:table-row table:style-name="Table9.2">
            <table:table-cell table:style-name="Table9.A3" office:value-type="string">
              <text:p text:style-name="P30">rwxr-xr-x</text:p>
            </table:table-cell>
            <table:table-cell table:style-name="Table9.B3" office:value-type="string">
              <text:p text:style-name="P29">Everyone has read and execute access. Only the owner has write access.</text:p>
            </table:table-cell>
          </table:table-row>
          <table:table-row table:style-name="Table9.2">
            <table:table-cell table:style-name="Table9.A4" office:value-type="string">
              <text:p text:style-name="P14">rw-r-----</text:p>
            </table:table-cell>
            <table:table-cell table:style-name="Table9.B4" office:value-type="string">
              <text:p text:style-name="P29">The owner has read and write access. The group has read access and everyone else has no access.</text:p>
            </table:table-cell>
          </table:table-row>
        </table:table>
        <text:p text:style-name="P1">Table <text:sequence text:ref-name="refTable7" text:name="Table" text:formula="ooow:Table+1" style:num-format="1">8</text:sequence></text:p>
        <text:h text:style-name="Heading_20_2" text:outline-level="2"><text:bookmark-start text:name="__RefHeading___Toc109409538"/>Changing Permissions<text:bookmark-end text:name="__RefHeading___Toc109409538"/></text:h>
        <text:p text:style-name="Text_20_body">The <text:span text:style-name="T3">chmod</text:span> (<text:span text:style-name="T6">ch</text:span>ange <text:span text:style-name="T6">mod</text:span>e) command is used to change permissions. Permissions can be changed by either using a symbolic notation or by using an octal value.</text:p>
        <text:h text:style-name="Heading_20_3" text:outline-level="3"><text:bookmark-start text:name="__RefHeading___Toc109409539"/>Changing Permissions Symbolically<text:bookmark-end text:name="__RefHeading___Toc109409539"/></text:h>
        <text:p text:style-name="Standard">This method turns specific r, w and x permissions on or off without affecting any of the other permissions for that file. The format of the <text:span text:style-name="T3">chmod</text:span> command used to change permissions symbolically is as follows.</text:p>
        <text:p text:style-name="Standard"/>
        <text:p text:style-name="P40">% <text:span text:style-name="T3">chmod</text:span> <text:s/><text:span text:style-name="T2">{permission set} <text:s text:c="2"/>{change} <text:s text:c="2"/>{permission} <text:s text:c="2"/>(filename or directory)</text:span></text:p>
        <text:p text:style-name="P19"/>
        <text:p text:style-name="Text_20_body">% <text:span text:style-name="T3">chmod <text:s/>{u,g,o,a} <text:s text:c="13"/>{+,-,=} <text:s text:c="10"/>{r,w,x} <text:s text:c="4"/></text:span><text:span text:style-name="T2">(filename or directory)</text:span></text:p>
        <text:p text:style-name="P41"/>
        <text:p text:style-name="Standard">The set of permissions to change can have any of the following values.</text:p>
        <text:list xml:id="list1599843871" text:style-name="WW8Num26">
          <text:list-item>
            <text:p text:style-name="P24">u<text:tab/>User’s permissions.</text:p>
          </text:list-item>
          <text:list-item>
            <text:p text:style-name="P24"><text:soft-page-break/>g<text:tab/>Group’s permissions.</text:p>
          </text:list-item>
          <text:list-item>
            <text:p text:style-name="P24">o<text:tab/>Other’s permissions.</text:p>
          </text:list-item>
          <text:list-item>
            <text:p text:style-name="P24">a<text:tab/>All 3 sets of permissions at once.</text:p>
          </text:list-item>
        </text:list>
        <text:p text:style-name="P16"/>
        <text:p text:style-name="Standard">The change to make can have any of the following values.</text:p>
        <text:list xml:id="list3263870778" text:style-name="WW8Num24">
          <text:list-item>
            <text:p text:style-name="P25">-<text:tab/>Subtract this permission.</text:p>
          </text:list-item>
          <text:list-item>
            <text:p text:style-name="P25">+<text:tab/>Add this permission</text:p>
          </text:list-item>
          <text:list-item>
            <text:p text:style-name="P25">=<text:tab/>Set to exactly this permission.</text:p>
          </text:list-item>
        </text:list>
        <text:p text:style-name="P16"/>
        <text:p text:style-name="Standard">The permission to affect can have any of the following values.</text:p>
        <text:list xml:id="list806498121" text:style-name="WW8Num23">
          <text:list-item>
            <text:p text:style-name="P26">r<text:tab/>Add, subtract or set read permission.</text:p>
          </text:list-item>
          <text:list-item>
            <text:p text:style-name="P26">w<text:tab/>Add, subtract or set write permission.</text:p>
          </text:list-item>
          <text:list-item>
            <text:p text:style-name="P26">x<text:tab/>Add, subtract or set execute permission.</text:p>
          </text:list-item>
        </text:list>
        <text:p text:style-name="P16"/>
        <table:table table:name="Table10" table:style-name="Table10">
          <table:table-column table:style-name="Table10.A"/>
          <table:table-column table:style-name="Table10.B"/>
          <table:table-row table:style-name="Table10.1">
            <table:table-cell table:style-name="Table10.A1" office:value-type="string">
              <text:p text:style-name="P29"><text:span text:style-name="T6">Examples</text:span></text:p>
            </table:table-cell>
            <table:table-cell table:style-name="Table10.B1" office:value-type="string">
              <text:p text:style-name="P32">Explanation</text:p>
            </table:table-cell>
          </table:table-row>
          <table:table-row table:style-name="Table10.2">
            <table:table-cell table:style-name="Table10.A2" office:value-type="string">
              <text:p text:style-name="P29"><text:span text:style-name="T3">chmod g+w </text:span><text:span text:style-name="T2"><text:s/>file1</text:span></text:p>
            </table:table-cell>
            <table:table-cell table:style-name="Table10.B2" office:value-type="string">
              <text:p text:style-name="P29">Add write permission to the group on filename file1.</text:p>
            </table:table-cell>
          </table:table-row>
          <table:table-row table:style-name="Table10.2">
            <table:table-cell table:style-name="Table10.A3" office:value-type="string">
              <text:p text:style-name="P29"><text:span text:style-name="T3">chmod u+x <text:s/></text:span><text:span text:style-name="T2">prog1</text:span></text:p>
            </table:table-cell>
            <table:table-cell table:style-name="Table10.B3" office:value-type="string">
              <text:p text:style-name="P29">Add execute permissions for the owner on filename prog1.</text:p>
            </table:table-cell>
          </table:table-row>
          <table:table-row table:style-name="Table10.2">
            <table:table-cell table:style-name="Table10.A4" office:value-type="string">
              <text:p text:style-name="Standard"><text:span text:style-name="T3">chmod g=r,o-rwx </text:span><text:span text:style-name="T2"><text:s/>f1</text:span></text:p>
            </table:table-cell>
            <table:table-cell table:style-name="Table10.B4" office:value-type="string">
              <text:p text:style-name="P29">On file f1, set the group permissions to read and remove all permissions for all others.</text:p>
            </table:table-cell>
          </table:table-row>
        </table:table>
        <text:p text:style-name="P1">Table <text:sequence text:ref-name="refTable8" text:name="Table" text:formula="ooow:Table+1" style:num-format="1">9</text:sequence></text:p>
        <text:h text:style-name="Heading_20_3" text:outline-level="3"><text:bookmark-start text:name="__RefHeading___Toc109409540"/>Changing Permissions Using Octal Values<text:bookmark-end text:name="__RefHeading___Toc109409540"/></text:h>
        <text:p text:style-name="Text_20_body">The permissions, read, write and execute are assigned octal values of 4, 2 and 1 respectively. When quoting a files octal permission 3 numbers are used, one for each set of permissions. (i.e. user, group and others) Each of these number is the given by the sum of the octal values of the individual permissions granted to the particular permission set.</text:p>
        <text:p text:style-name="Text_20_body">e.g.<text:tab/>rwxr-xr--<text:tab/>=&gt;<text:tab/>{4+2+1} {4+1} {4}<text:tab/>=&gt;<text:tab/>754</text:p>
        <text:p text:style-name="P16"/>
        <table:table table:name="Table11" table:style-name="Table11">
          <table:table-column table:style-name="Table11.A"/>
          <table:table-column table:style-name="Table11.B"/>
          <table:table-row table:style-name="Table11.1">
            <table:table-cell table:style-name="Table11.A1" office:value-type="string">
              <text:p text:style-name="P32">Examples</text:p>
            </table:table-cell>
            <table:table-cell table:style-name="Table11.B1" office:value-type="string">
              <text:p text:style-name="P32">Explanation</text:p>
            </table:table-cell>
          </table:table-row>
          <table:table-row table:style-name="Table11.2">
            <table:table-cell table:style-name="Table11.A2" office:value-type="string">
              <text:p text:style-name="P29"><text:span text:style-name="T3">chmod 666 </text:span><text:span text:style-name="T2"><text:s/>file1</text:span></text:p>
            </table:table-cell>
            <table:table-cell table:style-name="Table11.B2" office:value-type="string">
              <text:p text:style-name="P29">Set the permissions on <text:span text:style-name="T2">file1</text:span> to be rw-rw-rw-..</text:p>
            </table:table-cell>
          </table:table-row>
          <table:table-row table:style-name="Table11.2">
            <table:table-cell table:style-name="Table11.A3" office:value-type="string">
              <text:p text:style-name="P29"><text:span text:style-name="T3">chmod -R 755 <text:s/></text:span><text:span text:style-name="T2">dir1</text:span></text:p>
            </table:table-cell>
            <table:table-cell table:style-name="Table11.B3" office:value-type="string">
              <text:p text:style-name="P29">Set the permissions on <text:span text:style-name="T2">dir1</text:span>, and the entire filesystem branch below it, to rwx-r-xr-x.</text:p>
            </table:table-cell>
          </table:table-row>
          <table:table-row table:style-name="Table11.2">
            <table:table-cell table:style-name="Table11.A4" office:value-type="string">
              <text:p text:style-name="Standard"><text:span text:style-name="T3">chmod 640 </text:span><text:span text:style-name="T2"><text:s/>file2</text:span></text:p>
            </table:table-cell>
            <table:table-cell table:style-name="Table11.B4" office:value-type="string">
              <text:p text:style-name="P29">Set the permissions on <text:span text:style-name="T2">file2</text:span> to rw-r-----.</text:p>
            </table:table-cell>
          </table:table-row>
        </table:table>
        <text:p text:style-name="P1">Table <text:sequence text:ref-name="refTable9" text:name="Table" text:formula="ooow:Table+1" style:num-format="1">10</text:sequence></text:p>
        <text:h text:style-name="Heading_20_2" text:outline-level="2"><text:bookmark-start text:name="__RefHeading___Toc109409541"/>Default Permissions<text:bookmark-end text:name="__RefHeading___Toc109409541"/></text:h>
        <text:p text:style-name="Text_20_body">The <text:span text:style-name="T3">umask</text:span> command, with no arguments, returns an octal value that represents the current default permissions.</text:p>
        <text:p text:style-name="Text_20_body">The <text:span text:style-name="T3">umask</text:span> command, when supplied with an octal value as an argument, sets the default file permissions assigned to all files you create. A umask value is usually set in one of the shell’s initialisation files, for example <text:span text:style-name="T3">.login</text:span> or <text:span text:style-name="T3">.cshrc</text:span>.</text:p>
        <text:p text:style-name="Text_20_body">Files and directories have different default permissions. A file is never given execute permissions by default, instead, if execute permissions are required on a file they have to be added manually by using the <text:span text:style-name="T3">chmod</text:span> command.</text:p>
        <text:p text:style-name="Text_20_body">It would be dangerous to give a file execute permissions by default. For example, if a file was created with default execute permissions and the line, <text:span text:style-name="T3">rm -r /</text:span>, were added to <text:soft-page-break/>it and then the file was accidentally executed by typing its name on the command line then serious damage could be done to the system!</text:p>
        <text:p text:style-name="P1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Examples</text:p>
            </table:table-cell>
            <table:table-cell table:style-name="Table12.A1" office:value-type="string">
              <text:p text:style-name="P32">Default File Permission</text:p>
            </table:table-cell>
            <table:table-cell table:style-name="Table12.C1" office:value-type="string">
              <text:p text:style-name="P32">Default Directory Permission</text:p>
            </table:table-cell>
          </table:table-row>
          <table:table-row table:style-name="Table12.2">
            <table:table-cell table:style-name="Table12.A2" office:value-type="string">
              <text:p text:style-name="P36">umask 022</text:p>
            </table:table-cell>
            <table:table-cell table:style-name="Table12.B2" office:value-type="string">
              <text:p text:style-name="P30">rw-r--r--</text:p>
            </table:table-cell>
            <table:table-cell table:style-name="Table12.C2" office:value-type="string">
              <text:p text:style-name="P30">rwxr-xr-x</text:p>
            </table:table-cell>
          </table:table-row>
          <table:table-row table:style-name="Table12.2">
            <table:table-cell table:style-name="Table12.A3" office:value-type="string">
              <text:p text:style-name="P36">umask 002</text:p>
            </table:table-cell>
            <table:table-cell table:style-name="Table12.B3" office:value-type="string">
              <text:p text:style-name="P30">rw-rw-r--</text:p>
            </table:table-cell>
            <table:table-cell table:style-name="Table12.C3" office:value-type="string">
              <text:p text:style-name="P30">rwxrwxr-x</text:p>
            </table:table-cell>
          </table:table-row>
          <table:table-row table:style-name="Table12.2">
            <table:table-cell table:style-name="Table12.A4" office:value-type="string">
              <text:p text:style-name="P17">umask 026</text:p>
            </table:table-cell>
            <table:table-cell table:style-name="Table12.B4" office:value-type="string">
              <text:p text:style-name="P30">rw-r-----</text:p>
            </table:table-cell>
            <table:table-cell table:style-name="Table12.C4" office:value-type="string">
              <text:p text:style-name="P30">rwxr-x--x</text:p>
            </table:table-cell>
          </table:table-row>
        </table:table>
        <text:p text:style-name="P1">Table <text:sequence text:ref-name="refTable10" text:name="Table" text:formula="ooow:Table+1" style:num-format="1">11</text:sequence></text:p>
        <text:p text:style-name="Text_20_body">The maximum default permission a file can have is rw-rw-rw or 666 in octal. For a directory it is rwxrwxrwx or 777.</text:p>
        <text:p text:style-name="Text_20_body">The following example demonstrates how to calculate the octal value required for a desired default permission.</text:p>
        <text:p text:style-name="P16"/>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
            </table:table-cell>
            <table:table-cell table:style-name="Table13.B1" office:value-type="string">
              <text:p text:style-name="P33">File Permission</text:p>
            </table:table-cell>
            <table:table-cell table:style-name="Table13.C1" office:value-type="string">
              <text:p text:style-name="P33">Directory Permission</text:p>
            </table:table-cell>
          </table:table-row>
          <table:table-row table:style-name="Table13.2">
            <table:table-cell table:style-name="Table13.A1" office:value-type="string">
              <text:p text:style-name="P29">Desired permissions</text:p>
            </table:table-cell>
            <table:table-cell table:style-name="Table13.B2" office:value-type="string">
              <text:p text:style-name="P30">rw- <text:s/>r-- <text:s/>---</text:p>
            </table:table-cell>
            <table:table-cell table:style-name="Table13.C2" office:value-type="string">
              <text:p text:style-name="P30">rwx <text:s/>r-x <text:s/>---</text:p>
            </table:table-cell>
          </table:table-row>
          <table:table-row table:style-name="Table13.2">
            <table:table-cell table:style-name="Table13.A1" office:value-type="string">
              <text:p text:style-name="P29">Max. default permissions (octal)</text:p>
            </table:table-cell>
            <table:table-cell table:style-name="Table13.B3" office:value-type="string">
              <text:p text:style-name="P30">6 <text:s text:c="4"/>6 <text:s text:c="4"/>6</text:p>
            </table:table-cell>
            <table:table-cell table:style-name="Table13.C3" office:value-type="string">
              <text:p text:style-name="P30">7 <text:s text:c="4"/>7 <text:s text:c="4"/>7</text:p>
            </table:table-cell>
          </table:table-row>
          <table:table-row table:style-name="Table13.2">
            <table:table-cell table:style-name="Table13.A1" office:value-type="string">
              <text:p text:style-name="P29">Desired permissions. (octal)</text:p>
            </table:table-cell>
            <table:table-cell table:style-name="Table13.B4" office:value-type="string">
              <text:p text:style-name="P30">6 <text:s text:c="4"/>4 <text:s text:c="4"/>0</text:p>
            </table:table-cell>
            <table:table-cell table:style-name="Table13.C4" office:value-type="string">
              <text:p text:style-name="P30">7 <text:s text:c="4"/>5 <text:s text:c="4"/>0</text:p>
            </table:table-cell>
          </table:table-row>
          <table:table-row table:style-name="Table13.2">
            <table:table-cell table:style-name="Table13.A1" office:value-type="string">
              <text:p text:style-name="Standard"><text:span text:style-name="T3">umask</text:span> value (Max. - Desired)</text:p>
            </table:table-cell>
            <table:table-cell table:style-name="Table13.B5" office:value-type="string">
              <text:p text:style-name="P30">0 <text:s text:c="4"/>2 <text:s text:c="4"/>6</text:p>
            </table:table-cell>
            <table:table-cell table:style-name="Table13.C5" office:value-type="string">
              <text:p text:style-name="P30">0 <text:s text:c="4"/>2 <text:s text:c="4"/>7</text:p>
            </table:table-cell>
          </table:table-row>
        </table:table>
        <text:p text:style-name="P1">Table <text:sequence text:ref-name="refTable11" text:name="Table" text:formula="ooow:Table+1" style:num-format="1">12</text:sequence></text:p>
        <text:p text:style-name="Text_20_body">This suggests 2 different values for <text:span text:style-name="T3">umask</text:span><text:span text:style-name="T2">, </text:span>026 for the files and 027 for the directories. Using 026 will result in directory permissions of rwxr-x--x which is not what we want. Using 027 will give the same result for files as using 026 would. Therefore the correct <text:span text:style-name="T3">umask</text:span> value to use in this instance would be 027.</text:p>
        <text:h text:style-name="Heading_20_1" text:outline-level="1"><text:bookmark-start text:name="__RefHeading___Toc109409542"/>Working With Files and Directories<text:bookmark-end text:name="__RefHeading___Toc109409542"/></text:h>
        <text:p text:style-name="Text_20_body"><text:bookmark-ref text:reference-format="text" text:ref-name="_Ref108845712">Table 13</text:bookmark-ref><text:s/>below identifies some of the commands used when working with files and directories.</text:p>
        <table:table table:name="Table14" table:style-name="Table14">
          <table:table-column table:style-name="Table14.A" table:number-columns-repeated="2"/>
          <table:table-column table:style-name="Table14.C"/>
          <table:table-row table:style-name="Table14.1">
            <table:table-cell table:style-name="Table14.A1" office:value-type="string">
              <text:p text:style-name="P32">Action</text:p>
            </table:table-cell>
            <table:table-cell table:style-name="Table14.B1" office:value-type="string">
              <text:p text:style-name="P32">Files</text:p>
            </table:table-cell>
            <table:table-cell table:style-name="Table14.C1" office:value-type="string">
              <text:p text:style-name="P32">Directories</text:p>
            </table:table-cell>
          </table:table-row>
          <table:table-row table:style-name="Table14.2">
            <table:table-cell table:style-name="Table14.A2" office:value-type="string">
              <text:p text:style-name="P29">Creating</text:p>
            </table:table-cell>
            <table:table-cell table:style-name="Table14.B2" office:value-type="string">
              <text:p text:style-name="P29">vi, touch, shell redirection</text:p>
            </table:table-cell>
            <table:table-cell table:style-name="Table14.C2" office:value-type="string">
              <text:p text:style-name="P29">mkdir</text:p>
            </table:table-cell>
          </table:table-row>
          <table:table-row table:style-name="Table14.2">
            <table:table-cell table:style-name="Table14.A3" office:value-type="string">
              <text:p text:style-name="P29">Examining contents</text:p>
            </table:table-cell>
            <table:table-cell table:style-name="Table14.B3" office:value-type="string">
              <text:p text:style-name="P29">cat, more, view, head, tail</text:p>
            </table:table-cell>
            <table:table-cell table:style-name="Table14.C3" office:value-type="string">
              <text:p text:style-name="P29">ls, du</text:p>
            </table:table-cell>
          </table:table-row>
          <table:table-row table:style-name="Table14.2">
            <table:table-cell table:style-name="Table14.A4" office:value-type="string">
              <text:p text:style-name="P29">Copying</text:p>
            </table:table-cell>
            <table:table-cell table:style-name="Table14.B4" office:value-type="string">
              <text:p text:style-name="P29">cp</text:p>
            </table:table-cell>
            <table:table-cell table:style-name="Table14.C4" office:value-type="string">
              <text:p text:style-name="P29">cp -r</text:p>
            </table:table-cell>
          </table:table-row>
          <table:table-row table:style-name="Table14.2">
            <table:table-cell table:style-name="Table14.A5" office:value-type="string">
              <text:p text:style-name="P29">Moving</text:p>
            </table:table-cell>
            <table:table-cell table:style-name="Table14.B5" office:value-type="string">
              <text:p text:style-name="P29">mv</text:p>
            </table:table-cell>
            <table:table-cell table:style-name="Table14.C5" office:value-type="string">
              <text:p text:style-name="P29">mv</text:p>
            </table:table-cell>
          </table:table-row>
          <table:table-row table:style-name="Table14.2">
            <table:table-cell table:style-name="Table14.A6" office:value-type="string">
              <text:p text:style-name="Standard">Deleting</text:p>
            </table:table-cell>
            <table:table-cell table:style-name="Table14.B6" office:value-type="string">
              <text:p text:style-name="P39">rm</text:p>
            </table:table-cell>
            <table:table-cell table:style-name="Table14.C6" office:value-type="string">
              <text:p text:style-name="P39">rmdir, rm -r</text:p>
            </table:table-cell>
          </table:table-row>
        </table:table>
        <text:p text:style-name="P1"><text:bookmark-start text:name="_Ref108845712"/>Table <text:sequence text:ref-name="refTable12" text:name="Table" text:formula="ooow:Table+1" style:num-format="1">13</text:sequence><text:bookmark-end text:name="_Ref108845712"/></text:p>
        <text:h text:style-name="Heading_20_2" text:outline-level="2"><text:bookmark-start text:name="__RefHeading___Toc109409543"/>Creating Files<text:bookmark-end text:name="__RefHeading___Toc109409543"/></text:h>
        <text:p text:style-name="Text_20_body">In this section we look at some ways of creating text files on UNIX. These are the <text:span text:style-name="T3">vi</text:span> editor, the <text:span text:style-name="T3">touch</text:span> command and shell redirection.</text:p>
        <text:p text:style-name="Text_20_body">The <text:span text:style-name="T3">vi</text:span> text editor is the most common editor used on UNIX systems. <text:span text:style-name="T3">vi</text:span> is used to create and edit text files. See the “UNIX VI Editor Notes” sheet for commands used within <text:span text:style-name="T3">vi.</text:span></text:p>
        <text:p text:style-name="Text_20_body"><text:soft-page-break/>The <text:span text:style-name="T3">touch</text:span> command updates the access time and modification timestamp to the current time and date. If the filename supplied to the command does not exist then a new, empty, file is created.</text:p>
        <text:p text:style-name="Text_20_body">Shell redirection can be used to create a file.</text:p>
        <text:p text:style-name="Text_20_body">e.g.<text:tab/>% <text:span text:style-name="T3">ls -1 &gt; file1</text:span><text:tab/><text:tab/>(Redirects the output from <text:span text:style-name="T3">ls -1</text:span> into file <text:span text:style-name="T3">file1</text:span>.)</text:p>
        <text:h text:style-name="Heading_20_2" text:outline-level="2"><text:bookmark-start text:name="__RefHeading___Toc109409544"/>Creating Directories<text:bookmark-end text:name="__RefHeading___Toc109409544"/></text:h>
        <text:p text:style-name="Text_20_body">Directories are created using the <text:span text:style-name="T3">mkdir</text:span> (<text:span text:style-name="T6">m</text:span>a<text:span text:style-name="T6">k</text:span>e <text:span text:style-name="T6">dir</text:span>ectory) command.</text:p>
        <text:p text:style-name="Text_20_body">e.g.<text:tab/>% <text:span text:style-name="T3">mkdir dir1<text:line-break/> <text:tab/>% mkdir -p dir2/dir3/dir4</text:span></text:p>
        <text:h text:style-name="Heading_20_2" text:outline-level="2"><text:bookmark-start text:name="__RefHeading___Toc109409545"/>Looking at the Contents of a File<text:bookmark-end text:name="__RefHeading___Toc109409545"/></text:h>
        <text:p text:style-name="Text_20_body">The command, <text:span text:style-name="T3">cat</text:span>, which is short for "concatenate," puts files together (concatenates them) to make a bigger file. It can also display files on your screen.</text:p>
        <text:p text:style-name="Text_20_body">If you want to "read" a long file on the screen, the <text:span text:style-name="T3">more</text:span> command can be used to display one screen or "page" of text at a time. <text:span text:style-name="T3">more</text:span> has it own set of built-in commands. Some of these can be seen in <text:bookmark-ref text:reference-format="text" text:ref-name="_Ref108697891">Table 14</text:bookmark-ref><text:s/>below. The manual pages are piped through <text:span text:style-name="T3">more;</text:span> these commands are very useful when reading the content of the man pages.</text:p>
        <text:p text:style-name="P16"/>
        <table:table table:name="Table15" table:style-name="Table15">
          <table:table-column table:style-name="Table15.A"/>
          <table:table-column table:style-name="Table15.B"/>
          <table:table-row table:style-name="Table15.1">
            <table:table-cell table:style-name="Table15.A1" office:value-type="string">
              <text:p text:style-name="P29"><text:span text:style-name="T3">more</text:span><text:span text:style-name="T6"> Command</text:span></text:p>
            </table:table-cell>
            <table:table-cell table:style-name="Table15.B1" office:value-type="string">
              <text:p text:style-name="P32">Description</text:p>
            </table:table-cell>
          </table:table-row>
          <table:table-row table:style-name="Table15.2">
            <table:table-cell table:style-name="Table15.A2" office:value-type="string">
              <text:p text:style-name="P29">[SPACE]</text:p>
            </table:table-cell>
            <table:table-cell table:style-name="Table15.B2" office:value-type="string">
              <text:p text:style-name="P29">Display next page.</text:p>
            </table:table-cell>
          </table:table-row>
          <table:table-row table:style-name="Table15.2">
            <table:table-cell table:style-name="Table15.A3" office:value-type="string">
              <text:p text:style-name="P29">[RETURN]</text:p>
            </table:table-cell>
            <table:table-cell table:style-name="Table15.B3" office:value-type="string">
              <text:p text:style-name="P29">Display next line.</text:p>
            </table:table-cell>
          </table:table-row>
          <table:table-row table:style-name="Table15.2">
            <table:table-cell table:style-name="Table15.A4" office:value-type="string">
              <text:p text:style-name="P29">nf</text:p>
            </table:table-cell>
            <table:table-cell table:style-name="Table15.B4" office:value-type="string">
              <text:p text:style-name="P29">Move forward n pages.</text:p>
            </table:table-cell>
          </table:table-row>
          <table:table-row table:style-name="Table15.2">
            <table:table-cell table:style-name="Table15.A5" office:value-type="string">
              <text:p text:style-name="P29">b</text:p>
            </table:table-cell>
            <table:table-cell table:style-name="Table15.B5" office:value-type="string">
              <text:p text:style-name="P29">Move backward one page.</text:p>
            </table:table-cell>
          </table:table-row>
          <table:table-row table:style-name="Table15.2">
            <table:table-cell table:style-name="Table15.A6" office:value-type="string">
              <text:p text:style-name="P29">nb</text:p>
            </table:table-cell>
            <table:table-cell table:style-name="Table15.B6" office:value-type="string">
              <text:p text:style-name="P29">Move backward n pages.</text:p>
            </table:table-cell>
          </table:table-row>
          <table:table-row table:style-name="Table15.2">
            <table:table-cell table:style-name="Table15.A7" office:value-type="string">
              <text:p text:style-name="P29">/word</text:p>
            </table:table-cell>
            <table:table-cell table:style-name="Table15.B7" office:value-type="string">
              <text:p text:style-name="P29">Search forward for word.</text:p>
            </table:table-cell>
          </table:table-row>
          <table:table-row table:style-name="Table15.2">
            <table:table-cell table:style-name="Table15.A8" office:value-type="string">
              <text:p text:style-name="P29">?word</text:p>
            </table:table-cell>
            <table:table-cell table:style-name="Table15.B8" office:value-type="string">
              <text:p text:style-name="P29">Search backward for word.</text:p>
            </table:table-cell>
          </table:table-row>
          <table:table-row table:style-name="Table15.2">
            <table:table-cell table:style-name="Table15.A9" office:value-type="string">
              <text:p text:style-name="P29">v</text:p>
            </table:table-cell>
            <table:table-cell table:style-name="Table15.B9" office:value-type="string">
              <text:p text:style-name="P29">Start the vi editor at this point.</text:p>
            </table:table-cell>
          </table:table-row>
          <table:table-row table:style-name="Table15.2">
            <table:table-cell table:style-name="Table15.A10" office:value-type="string">
              <text:p text:style-name="P29">[CTRL-L]</text:p>
            </table:table-cell>
            <table:table-cell table:style-name="Table15.B10" office:value-type="string">
              <text:p text:style-name="P29">Redisplay current page.</text:p>
            </table:table-cell>
          </table:table-row>
          <table:table-row table:style-name="Table15.2">
            <table:table-cell table:style-name="Table15.A11" office:value-type="string">
              <text:p text:style-name="P29">h</text:p>
            </table:table-cell>
            <table:table-cell table:style-name="Table15.B11" office:value-type="string">
              <text:p text:style-name="P29">Help.</text:p>
            </table:table-cell>
          </table:table-row>
          <table:table-row table:style-name="Table15.2">
            <table:table-cell table:style-name="Table15.A12" office:value-type="string">
              <text:p text:style-name="P29">:n</text:p>
            </table:table-cell>
            <table:table-cell table:style-name="Table15.B12" office:value-type="string">
              <text:p text:style-name="P29">Go to next file on command line.</text:p>
            </table:table-cell>
          </table:table-row>
          <table:table-row table:style-name="Table15.2">
            <table:table-cell table:style-name="Table15.A13" office:value-type="string">
              <text:p text:style-name="P29">:p</text:p>
            </table:table-cell>
            <table:table-cell table:style-name="Table15.B13" office:value-type="string">
              <text:p text:style-name="P29">Go back to previous file on command line.</text:p>
            </table:table-cell>
          </table:table-row>
          <table:table-row table:style-name="Table15.2">
            <table:table-cell table:style-name="Table15.A14" office:value-type="string">
              <text:p text:style-name="P29">q</text:p>
            </table:table-cell>
            <table:table-cell table:style-name="Table15.B14" office:value-type="string">
              <text:p text:style-name="P29">Quit more (before end of file)</text:p>
            </table:table-cell>
          </table:table-row>
        </table:table>
        <text:p text:style-name="P1"><text:bookmark-start text:name="_Ref108697891"/>Table <text:sequence text:ref-name="refTable13" text:name="Table" text:formula="ooow:Table+1" style:num-format="1">14</text:sequence><text:bookmark-end text:name="_Ref108697891"/></text:p>
        <text:p text:style-name="Text_20_body">The <text:span text:style-name="T3">view</text:span> command is a read-only version of the <text:span text:style-name="T3">vi</text:span> editor command. It is useful when you want to interactively browse through a file without making any modifications.</text:p>
        <text:p text:style-name="Text_20_body">The <text:span text:style-name="T3">head</text:span> command prints the first few lines from a file.</text:p>
        <text:p text:style-name="Text_20_body">e.g.<text:tab/>% <text:span text:style-name="T3">head file1</text:span><text:tab/><text:tab/>(print the first 10 lines of file1)<text:line-break/> <text:tab/>% <text:span text:style-name="T3">head -20 file1</text:span><text:tab/>(print the first 20 lines of file1)</text:p>
        <text:p text:style-name="Text_20_body">The <text:span text:style-name="T3">tail</text:span> command prints the last few lines of from a file.</text:p>
        <text:p text:style-name="Text_20_body">e.g.<text:tab/>% <text:span text:style-name="T3">tail file1</text:span><text:tab/><text:tab/>(prints the last 10 lines of file1)<text:line-break/><text:tab/>% <text:span text:style-name="T3">tail -30 file1</text:span><text:tab/>(prints the last 30 lines of file1)<text:line-break/><text:tab/>% <text:span text:style-name="T3">tail -f logfile</text:span><text:tab/>(prints lines as they are added to logfile)</text:p>
        <text:p text:style-name="Text_20_body"><text:soft-page-break/>e.g.<text:tab/>% <text:span text:style-name="T3">head -100 | tail -25 log1</text:span><text:tab/>(prints lines 75-100 of log1)</text:p>
        <text:h text:style-name="Heading_20_2" text:outline-level="2"><text:bookmark-start text:name="__RefHeading___Toc109409546"/>Looking at the Contents of a Directory<text:bookmark-end text:name="__RefHeading___Toc109409546"/></text:h>
        <text:p text:style-name="Text_20_body">The contents of a directory can be examined by using the <text:span text:style-name="T3">ls</text:span> or <text:span text:style-name="T3">du</text:span> (<text:span text:style-name="T6">d</text:span>isk <text:span text:style-name="T6">u</text:span>sage) commands.</text:p>
        <text:p text:style-name="Text_20_body">e.g.<text:tab/>% <text:span text:style-name="T3">ls -R</text:span><text:tab/>(recursively list subdirectories as well as current directory)<text:line-break/> <text:tab/>% <text:span text:style-name="T3">du -a</text:span><text:tab/>(print disk usage for all files and not just subdirectories)</text:p>
        <text:h text:style-name="Heading_20_2" text:outline-level="2"><text:bookmark-start text:name="__RefHeading___Toc109409547"/>Copying and Moving Files and Directories<text:bookmark-end text:name="__RefHeading___Toc109409547"/></text:h>
        <text:p text:style-name="Text_20_body">Files may be copied by using the <text:span text:style-name="T3">cp</text:span> (<text:span text:style-name="T6">c</text:span>o<text:span text:style-name="T6">p</text:span>y) command.</text:p>
        <text:p text:style-name="Text_20_body">e.g.<text:tab/>% <text:span text:style-name="T3">cp file1 file2</text:span><text:tab/>(copy file <text:span text:style-name="T3">file1</text:span> to <text:span text:style-name="T3">file2</text:span>)</text:p>
        <text:p text:style-name="Text_20_body"><text:tab/>% <text:span text:style-name="T3">cp ../file1 ../../dir2</text:span><text:tab/>(copy file <text:span text:style-name="T3">file1</text:span> in the current directory’s parent<text:line-break/> <text:tab/><text:tab/><text:tab/><text:tab/>directory to directory <text:span text:style-name="T3">dir2</text:span> which is 2 directories<text:line-break/> <text:tab/><text:tab/><text:tab/><text:tab/>above the current directory.)</text:p>
        <text:p text:style-name="Text_20_body">Directories are copied using the <text:span text:style-name="T3">cp</text:span> command with the <text:span text:style-name="T3">-r</text:span> option.</text:p>
        <text:p text:style-name="Text_20_body">e.g.<text:tab/>% <text:span text:style-name="T3">cp -r dir1 dir2</text:span><text:tab/>(copy directory <text:span text:style-name="T3">dir1</text:span> to <text:span text:style-name="T3">dir2</text:span>)</text:p>
        <text:p text:style-name="Text_20_body">The <text:span text:style-name="T3">mv</text:span> (<text:span text:style-name="T6">m</text:span>o<text:span text:style-name="T6">v</text:span>e) command is used to move or rename files or directories.</text:p>
        <text:p text:style-name="Text_20_body">e.g.<text:tab/>% <text:span text:style-name="T3">mv file1 file2</text:span><text:tab/>(move, or rename, file <text:span text:style-name="T3">file1</text:span> to <text:span text:style-name="T3">file2</text:span>)<text:line-break/> <text:tab/>% <text:span text:style-name="T3">mv dir1 dir2</text:span><text:tab/>(move, or rename, directory <text:span text:style-name="T3">dir1</text:span> to <text:span text:style-name="T3">dir2</text:span>)</text:p>
        <text:h text:style-name="Heading_20_2" text:outline-level="2"><text:bookmark-start text:name="__RefHeading___Toc109409548"/>Deleting Files<text:bookmark-end text:name="__RefHeading___Toc109409548"/></text:h>
        <text:p text:style-name="Text_20_body">The <text:span text:style-name="T3">rm</text:span> (<text:span text:style-name="T6">r</text:span>e<text:span text:style-name="T6">m</text:span>ove) command is used to delete files. Unlike Windows, UNIX has no mechanism for undeleting files so care should be taken when using <text:span text:style-name="T3">rm</text:span>. It is a good idea to list what you would like to delete before actually deleting it.</text:p>
        <text:p text:style-name="Text_20_body">e.g.<text:tab/>% <text:span text:style-name="T3">ls *.txt<text:line-break/></text:span><text:tab/>% <text:span text:style-name="T3">rm *.txt</text:span></text:p>
        <text:h text:style-name="Heading_20_2" text:outline-level="2"><text:bookmark-start text:name="__RefHeading___Toc109409549"/>Deleting Directories<text:bookmark-end text:name="__RefHeading___Toc109409549"/></text:h>
        <text:p text:style-name="Text_20_body">An empty directory can be deleted using the <text:span text:style-name="T3">rmdir</text:span> (<text:span text:style-name="T6">r</text:span>e<text:span text:style-name="T6">m</text:span>ove <text:span text:style-name="T6">dir</text:span>ectory) command. If a directory contains files and/or subdirectories it and all its contents can be deleted by using the <text:span text:style-name="T3">rm</text:span> command with the <text:span text:style-name="T3">-r</text:span> option.</text:p>
        <text:p text:style-name="Text_20_body">e.g.<text:tab/>% <text:span text:style-name="T3">rmdir dir1<text:line-break/> <text:tab/>% rm -r dir2</text:span></text:p>
        <text:h text:style-name="Heading_20_2" text:outline-level="2"><text:bookmark-start text:name="__RefHeading___Toc109409550"/>Significance of Permissions<text:bookmark-end text:name="__RefHeading___Toc109409550"/></text:h>
        <text:p text:style-name="Text_20_body">The significance of the read, write and execute permissions on working with files and directories is summarised in <text:bookmark-ref text:reference-format="text" text:ref-name="_Ref109409116">Table 15</text:bookmark-ref><text:s/>below.</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33">Permission</text:p>
            </table:table-cell>
            <table:table-cell table:style-name="Table16.A1" office:value-type="string">
              <text:p text:style-name="P33">Significance on Files</text:p>
            </table:table-cell>
            <table:table-cell table:style-name="Table16.C1" office:value-type="string">
              <text:p text:style-name="P33">Significance on Directories</text:p>
            </table:table-cell>
          </table:table-row>
          <table:table-row table:style-name="Table16.2">
            <table:table-cell table:style-name="Table16.A2" office:value-type="string">
              <text:p text:style-name="P37">read (r)</text:p>
            </table:table-cell>
            <table:table-cell table:style-name="Table16.B2" office:value-type="string">
              <text:p text:style-name="P29">Grants permission to view the contents of a file. (e.g. can use <text:span text:style-name="T3">cat</text:span>, <text:span text:style-name="T3">more</text:span>, <text:span text:style-name="T3">view</text:span>, etc.)</text:p>
            </table:table-cell>
            <table:table-cell table:style-name="Table16.C2" office:value-type="string">
              <text:p text:style-name="P29">Grants permission to view the contents of the directory. (e.g. can use <text:span text:style-name="T3">ls, du -a</text:span>, etc.)</text:p>
            </table:table-cell>
          </table:table-row>
          <table:table-row table:style-name="Table16.2">
            <table:table-cell table:style-name="Table16.A3" office:value-type="string">
              <text:p text:style-name="P37">write (w)</text:p>
            </table:table-cell>
            <table:table-cell table:style-name="Table16.B3" office:value-type="string">
              <text:p text:style-name="P29">Grants permission to modify the contents of a file. (e.g. can use <text:span text:style-name="T3">vi</text:span>, <text:span text:style-name="T3">cp</text:span>, <text:span text:style-name="T3">mv</text:span>, shell redirection, etc.)</text:p>
            </table:table-cell>
            <table:table-cell table:style-name="Table16.C3" office:value-type="string">
              <text:p text:style-name="P29">Grants permission to modify the contents of the directory. (e.g. create a file or make a sub-directory)</text:p>
            </table:table-cell>
          </table:table-row>
          <table:table-row table:style-name="Table16.2">
            <table:table-cell table:style-name="Table16.A4" office:value-type="string">
              <text:p text:style-name="P18">execute (x)</text:p>
            </table:table-cell>
            <table:table-cell table:style-name="Table16.B4" office:value-type="string">
              <text:p text:style-name="P29">Grants permission to run a program or script.</text:p>
            </table:table-cell>
            <table:table-cell table:style-name="Table16.C4" office:value-type="string">
              <text:p text:style-name="P29">Grants permission to navigate to the directory using <text:span text:style-name="T3">cd</text:span>.</text:p>
            </table:table-cell>
          </table:table-row>
        </table:table>
        <text:p text:style-name="P1"><text:bookmark-start text:name="_Ref109409116"/>Table <text:sequence text:ref-name="refTable14" text:name="Table" text:formula="ooow:Table+1" style:num-format="1">15</text:sequence><text:bookmark-end text:name="_Ref109409116"/></text:p>
        <text:h text:style-name="Heading_20_1" text:outline-level="1"><text:bookmark-start text:name="__RefHeading___Toc109409551"/>Processes<text:bookmark-end text:name="__RefHeading___Toc109409551"/></text:h>
        <text:p text:style-name="Text_20_body">At the heart of UNIX lies the concept of a process. A process is an independently running program that has its own set of resources. On a UNIX system at any one time there may be tens or hundreds of processes running.</text:p>
        <text:p text:style-name="P43">Commands that are entered, with a few exceptions, create a process that runs for the duration of the command execution. Each shell that is opened creates a process. When a command is entered inside a shell a new process is started. The new process is a <text:span text:style-name="T3">child</text:span> of the shell process. The shell process is the <text:span text:style-name="T3">parent</text:span> of the new command process.</text:p>
        <text:p text:style-name="P43">Many processes are not associated with a user at a terminal. For example, a process may be executed to listen on the network for incoming requests for <text:span text:style-name="T3">telnet</text:span> sessions. These types of processes are referred to as <text:span text:style-name="T3">daemons</text:span>.</text:p>
        <text:p text:style-name="Text_20_body">On UNIX, the finite resources of the system, like the memory and the disks, are managed by one all-powerful program called the <text:span text:style-name="T3">kernel</text:span>. Everything else on the system is a process.</text:p>
        <text:h text:style-name="Heading_20_2" text:outline-level="2"><text:bookmark-start text:name="__RefHeading___Toc109409552"/>Listing Processes<text:bookmark-end text:name="__RefHeading___Toc109409552"/></text:h>
        <text:p text:style-name="Text_20_body">The list of currently running processes can be viewed by issuing the command <text:span text:style-name="T3">ps -ef</text:span>. This command returns the following information for every running process.</text:p>
        <text:list xml:id="list1306096432" text:style-name="WW8Num28">
          <text:list-item>
            <text:p text:style-name="P27">UID<text:tab/><text:tab/>The login name of the user running the process.</text:p>
          </text:list-item>
          <text:list-item>
            <text:p text:style-name="P27">PID<text:tab/><text:tab/>The process identification number.</text:p>
          </text:list-item>
          <text:list-item>
            <text:p text:style-name="P27">PPID<text:tab/><text:tab/>The process ID of the parent process.</text:p>
          </text:list-item>
          <text:list-item>
            <text:p text:style-name="P27">C<text:tab/><text:tab/>Processor utilisation for scheduling. (obsolete)</text:p>
          </text:list-item>
          <text:list-item>
            <text:p text:style-name="P27">STIME<text:tab/>The starting time of the process. In hours, minutes and seconds<text:line-break/> <text:tab/><text:tab/>if less than 24 hours age, otherwise in months and days.</text:p>
          </text:list-item>
          <text:list-item>
            <text:p text:style-name="P27">TTY<text:tab/><text:tab/>The controlling terminal for the process.</text:p>
          </text:list-item>
          <text:list-item>
            <text:p text:style-name="P27">TIME<text:tab/><text:tab/>The cumulative execution time for the process.</text:p>
          </text:list-item>
          <text:list-item>
            <text:p text:style-name="P27">CMD<text:tab/><text:tab/>The full command name and all its arguments. (Limited to 80<text:line-break/> <text:tab/><text:tab/>characters)</text:p>
          </text:list-item>
        </text:list>
        <text:h text:style-name="Heading_20_2" text:outline-level="2"><text:bookmark-start text:name="__RefHeading___Toc109409553"/>Killing Processes<text:bookmark-end text:name="__RefHeading___Toc109409553"/></text:h>
        <text:p text:style-name="Text_20_body">It is sometimes necessary to stop a process that has started owing to mistakes, system problems, etc. The <text:span text:style-name="T3">kill</text:span> command is used to “kill” or stop running processes.</text:p>
        <text:p text:style-name="Text_20_body"><text:soft-page-break/>e.g. <text:tab/>% <text:span text:style-name="T3">kill 1234</text:span><text:tab/>(Kills the process with a process identification number, PID, of<text:line-break/> <text:tab/><text:tab/><text:tab/>1234.)</text:p>
        <text:p text:style-name="Text_20_body">When a process is killed, a signal is sent to the process by the kernel. When kill is executed, the system sends a default signal of 15 to the process. This usually causes the process to stop however sometimes it does not. To force a kill on a process, use signal 9 in the kill command.</text:p>
        <text:p text:style-name="Text_20_body">e.g.<text:tab/>% <text:span text:style-name="T3">kill -9 1234</text:span></text:p>
        <text:p text:style-name="Text_20_body">Roughly, kill -15 means, “Please die when you’re ready”, whereas kill -9 means, “Die now, no matter what”. Kill -9 should only be used as a last resort as the process will not “tidy up” before it die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aching_20_Notes" style:display-name="Teaching Notes" style:family="paragraph" style:parent-style-name="Comment_20_Text">
      <style:paragraph-properties fo:margin-left="1cm" fo:margin-right="0cm" fo:margin-top="0.423cm" fo:margin-bottom="0.423cm" loext:contextual-spacing="false" fo:text-indent="0cm" style:auto-text-indent="false"/>
      <style:text-properties fo:color="#008000" fo:font-style="italic" style:font-style-asian="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2pt" fo:language="en" fo:country="GB" style:font-size-asian="12pt" style:font-size-complex="12pt" style:language-complex="ar" style:country-complex="SA"/>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6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6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text:style-name="WW8Num36z2"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1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text:style-name="WW8Num18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4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4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4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4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4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6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6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6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6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6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51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office:automatic-styles>
  <office:master-styles>
    <style:master-page style:name="Standard" style:page-layout-name="Mpm1">
      <style:footer>
        <text:p text:style-name="Footer"><text:file-name text:display="name-and-extension">Introduction to UNIX.doc</text:file-name><text:tab/><text:tab/>Page <text:page-number text:select-page="current">16</text:page-number><text:s/>of <text:page-count style:num-format="1">16</text:page-count></text:p>
      </style:footer>
      <loext:footer-first>
        <text:p text:style-name="Footer"><text:tab/><text:tab/></text:p>
      </loext:footer-first>
    </style:master-page>
    <style:master-page style:name="Convert_20_1" style:display-name="Convert 1" style:page-layout-name="Mpm2">
      <style:footer>
        <text:p text:style-name="Footer"><text:file-name text:display="name-and-extension">Introduction to UNIX.doc</text:file-name><text:tab/><text:tab/>Page <text:page-number text:select-page="current">16</text:page-number><text:s/>of <text:page-count style:num-format="1">1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ngineering Systems Training</dc:title>
    <meta:initial-creator>Brian Conlon</meta:initial-creator>
    <meta:creation-date>2005-07-11T18:44:00</meta:creation-date>
    <dc:date>2021-10-13T19:53:48.456864982</dc:date>
    <meta:print-date>2005-07-10T08:58:00</meta:print-date>
    <meta:editing-cycles>19</meta:editing-cycles>
    <meta:editing-duration>PT15H42M45S</meta:editing-duration>
    <meta:document-statistic meta:table-count="16" meta:image-count="0" meta:object-count="1" meta:page-count="16" meta:paragraph-count="473" meta:word-count="4653" meta:character-count="26197" meta:non-whitespace-character-count="21780"/>
    <meta:generator>LibreOffice/6.4.7.2$Linux_X86_64 LibreOffice_project/40$Build-2</meta:generator>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fill-color="#00cc99"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 style:family="graphic">
      <style:graphic-properties style:protect="size"/>
    </style:style>
    <style:style style:name="pr1" style:family="presentation" style:parent-style-name="Default-notes">
      <style:graphic-properties draw:fill-color="#ffffff" fo:min-height="11.429cm"/>
      <style:paragraph-properties style:writing-mode="lr-tb"/>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00cc99"/>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00cc99"/>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n" fo:country="GB" style:font-size-asian="18pt" style:language-asian="en" style:country-asian="GB" style:font-size-complex="18pt" style:language-complex="en" style:country-complex="GB"/>
    </style:style>
    <style:style style:name="T4" style:family="text">
      <style:text-properties fo:font-size="18pt" fo:language="en" fo:country="GB" fo:font-weight="bold" style:font-size-asian="18pt" style:language-asian="en" style:country-asian="GB" style:font-weight-asian="bold" style:font-size-complex="18pt" style:language-complex="en" style:country-complex="GB"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owerPoint Presentation" draw:style-name="dp1" draw:master-page-name="Default" presentation:presentation-page-layout-name="AL1T0">
        <draw:custom-shape draw:style-name="gr1" draw:text-style-name="P2" xml:id="id4" draw:id="id4" draw:layer="layout" svg:width="0.681cm" svg:height="1.275cm" svg:x="12.355cm" svg:y="1.469cm">
          <text:list text:style-name="L1">
            <text:list-header>
              <text:p text:style-name="P1"><text:span text:style-name="T1">/</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16" draw:id="id16" draw:layer="layout" svg:width="2.127cm" svg:height="1.103cm" svg:x="9.52cm" svg:y="10.334cm">
          <text:list text:style-name="L1">
            <text:list-header>
              <text:p text:style-name="P1"><text:span text:style-name="T2">.</text:span><text:span text:style-name="T1">login</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1" draw:id="id1" draw:layer="layout" svg:width="1.316cm" svg:height="1.275cm" svg:x="2.517cm" svg:y="3.943cm">
          <text:list text:style-name="L1">
            <text:list-header>
              <text:p text:style-name="P1"><text:span text:style-name="T1">bin</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2" draw:id="id2" draw:layer="layout" svg:width="1.248cm" svg:height="1.275cm" svg:x="6.996cm" svg:y="3.943cm">
          <text:list text:style-name="L1">
            <text:list-header>
              <text:p text:style-name="P1"><text:span text:style-name="T1">etc</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6" draw:id="id6" draw:layer="layout" svg:width="1.316cm" svg:height="1.275cm" svg:x="21.567cm" svg:y="3.978cm">
          <text:list text:style-name="L1">
            <text:list-header>
              <text:p text:style-name="P1"><text:span text:style-name="T3">var</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7" draw:id="id7" draw:layer="layout" svg:width="1.566cm" svg:height="1.275cm" svg:x="9.8cm" svg:y="6.549cm">
          <text:list text:style-name="L1">
            <text:list-header>
              <text:p text:style-name="P1"><text:span text:style-name="T1">jack</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5" draw:id="id5" draw:layer="layout" svg:width="1.278cm" svg:height="1.275cm" svg:x="16.929cm" svg:y="4.009cm">
          <text:list text:style-name="L1">
            <text:list-header>
              <text:p text:style-name="P1"><text:span text:style-name="T3">usr</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8" draw:id="id8" draw:layer="layout" svg:width="1.214cm" svg:height="1.276cm" svg:x="14.209cm" svg:y="6.628cm">
          <text:list text:style-name="L1">
            <text:list-header>
              <text:p text:style-name="P1"><text:span text:style-name="T3">jill</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3" draw:id="id3" draw:layer="layout" svg:width="1.916cm" svg:height="1.275cm" svg:x="11.728cm" svg:y="3.978cm">
          <text:list text:style-name="L1">
            <text:list-header>
              <text:p text:style-name="P1"><text:span text:style-name="T1">home</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15" draw:id="id15" draw:layer="layout" svg:width="2.165cm" svg:height="1.103cm" svg:x="12.041cm" svg:y="10.969cm">
          <text:list text:style-name="L1">
            <text:list-header>
              <text:p text:style-name="P1"><text:span text:style-name="T4">.</text:span><text:span text:style-name="T3">cshrc</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14" draw:id="id14" draw:layer="layout" svg:width="1.767cm" svg:height="1.103cm" svg:x="14.555cm" svg:y="11.441cm">
          <text:list text:style-name="L1">
            <text:list-header>
              <text:p text:style-name="P1"><text:span text:style-name="T3">filea</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13" draw:id="id13" draw:layer="layout" svg:width="1.802cm" svg:height="1.103cm" svg:x="16.654cm" svg:y="12.076cm">
          <text:list text:style-name="L1">
            <text:list-header>
              <text:p text:style-name="P1"><text:span text:style-name="T3">fileb</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12" draw:id="id12" draw:layer="layout" svg:width="1.806cm" svg:height="1.275cm" svg:x="18.993cm" svg:y="12.542cm">
          <text:list text:style-name="L1">
            <text:list-header>
              <text:p text:style-name="P1"><text:span text:style-name="T3">DirA</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11" draw:id="id11" draw:layer="layout" svg:width="1.494cm" svg:height="1.275cm" svg:x="21.478cm" svg:y="13.159cm">
          <text:list text:style-name="L1">
            <text:list-header>
              <text:p text:style-name="P1"><text:span text:style-name="T3">dira</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9" draw:id="id9" draw:layer="layout" svg:width="0.997cm" svg:height="1.103cm" svg:x="1.618cm" svg:y="6.74cm">
          <text:list text:style-name="L1">
            <text:list-header>
              <text:p text:style-name="P1"><text:span text:style-name="T3">ls</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xml:id="id10" draw:id="id10" draw:layer="layout" svg:width="1.305cm" svg:height="1.103cm" svg:x="3.581cm" svg:y="6.7cm">
          <text:list text:style-name="L1">
            <text:list-header>
              <text:p text:style-name="P1"><text:span text:style-name="T3">rm</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 draw:text-style-name="P3" draw:layer="layout" draw:type="line" svg:x1="3.175cm" svg:y1="3.387cm" svg:x2="22.226cm" svg:y2="3.392cm" svg:d="M3175 3387l19051 5" svg:viewBox="0 0 19052 6">
          <text:p/>
        </draw:connector>
        <draw:connector draw:style-name="gr2" draw:text-style-name="P3" draw:layer="layout" draw:type="line" svg:x1="3.174cm" svg:y1="3.959cm" svg:x2="3.176cm" svg:y2="3.385cm" draw:start-shape="id1" draw:start-glue-point="4" svg:d="M3174 3959l2-574" svg:viewBox="0 0 3 575">
          <text:p/>
        </draw:connector>
        <draw:connector draw:style-name="gr2" draw:text-style-name="P3" draw:layer="layout" draw:type="line" svg:x1="7.619cm" svg:y1="3.959cm" svg:x2="7.621cm" svg:y2="3.389cm" draw:start-shape="id2" draw:start-glue-point="4" svg:d="M7619 3959l2-570" svg:viewBox="0 0 3 571">
          <text:p/>
        </draw:connector>
        <draw:connector draw:style-name="gr2" draw:text-style-name="P3" draw:layer="layout" draw:type="line" svg:x1="12.686cm" svg:y1="3.995cm" svg:x2="12.696cm" svg:y2="2.724cm" draw:start-shape="id3" draw:start-glue-point="4" draw:end-shape="id4" draw:end-glue-point="6" svg:d="M12686 3995l10-1271" svg:viewBox="0 0 11 1272">
          <text:p/>
        </draw:connector>
        <draw:connector draw:style-name="gr2" draw:text-style-name="P3" draw:layer="layout" draw:type="line" svg:x1="17.567cm" svg:y1="4.025cm" svg:x2="17.569cm" svg:y2="3.389cm" draw:start-shape="id5" draw:start-glue-point="4" svg:d="M17567 4025l2-636" svg:viewBox="0 0 3 637">
          <text:p/>
        </draw:connector>
        <draw:connector draw:style-name="gr2" draw:text-style-name="P3" draw:layer="layout" draw:type="line" svg:x1="22.224cm" svg:y1="3.995cm" svg:x2="22.226cm" svg:y2="3.386cm" draw:start-shape="id6" draw:start-glue-point="4" svg:d="M22224 3995l2-609" svg:viewBox="0 0 3 610">
          <text:p/>
        </draw:connector>
        <draw:connector draw:style-name="gr2" draw:text-style-name="P3" draw:layer="layout" draw:type="line" svg:x1="10.582cm" svg:y1="6.565cm" svg:x2="10.584cm" svg:y2="5.925cm" draw:start-shape="id7" draw:start-glue-point="4" svg:d="M10582 6565l2-640" svg:viewBox="0 0 3 641">
          <text:p/>
        </draw:connector>
        <draw:connector draw:style-name="gr2" draw:text-style-name="P3" draw:layer="layout" draw:type="line" svg:x1="14.816cm" svg:y1="6.645cm" svg:x2="14.818cm" svg:y2="5.926cm" draw:start-shape="id8" draw:start-glue-point="4" svg:d="M14816 6645l2-719" svg:viewBox="0 0 3 720">
          <text:p/>
        </draw:connector>
        <draw:connector draw:style-name="gr2" draw:text-style-name="P3" draw:layer="layout" draw:type="line" svg:x1="10.583cm" svg:y1="5.926cm" svg:x2="14.818cm" svg:y2="5.928cm" svg:d="M10583 5926l4235 2" svg:viewBox="0 0 4236 3">
          <text:p/>
        </draw:connector>
        <draw:connector draw:style-name="gr2" draw:text-style-name="P3" draw:layer="layout" draw:type="line" svg:x1="12.686cm" svg:y1="5.233cm" svg:x2="12.696cm" svg:y2="5.927cm" draw:start-shape="id3" draw:start-glue-point="6" svg:d="M12686 5233l10 694" svg:viewBox="0 0 11 695">
          <text:p/>
        </draw:connector>
        <draw:connector draw:style-name="gr2" draw:text-style-name="P3" draw:layer="layout" draw:type="line" svg:x1="2.116cm" svg:y1="6.737cm" svg:x2="2.118cm" svg:y2="5.925cm" draw:start-shape="id9" draw:start-glue-point="4" svg:d="M2116 6737l2-812" svg:viewBox="0 0 3 813">
          <text:p/>
        </draw:connector>
        <draw:connector draw:style-name="gr2" draw:text-style-name="P3" draw:layer="layout" draw:type="line" svg:x1="4.232cm" svg:y1="6.697cm" svg:x2="4.234cm" svg:y2="5.925cm" draw:start-shape="id10" draw:start-glue-point="4" svg:d="M4232 6697l2-772" svg:viewBox="0 0 3 773">
          <text:p/>
        </draw:connector>
        <draw:connector draw:style-name="gr2" draw:text-style-name="P3" draw:layer="layout" draw:type="line" svg:x1="2.117cm" svg:y1="5.926cm" svg:x2="4.234cm" svg:y2="5.928cm" svg:d="M2117 5926l2117 2" svg:viewBox="0 0 2118 3">
          <text:p/>
        </draw:connector>
        <draw:connector draw:style-name="gr2" draw:text-style-name="P3" draw:layer="layout" draw:type="line" svg:x1="3.174cm" svg:y1="5.199cm" svg:x2="3.176cm" svg:y2="5.928cm" draw:start-shape="id1" draw:start-glue-point="6" svg:d="M3174 5199l2 729" svg:viewBox="0 0 3 730">
          <text:p/>
        </draw:connector>
        <draw:connector draw:style-name="gr2" draw:text-style-name="P3" draw:layer="layout" draw:type="line" svg:x1="22.224cm" svg:y1="13.176cm" svg:x2="22.226cm" svg:y2="8.677cm" draw:start-shape="id11" draw:start-glue-point="4" svg:d="M22224 13176l2-4499" svg:viewBox="0 0 3 4500">
          <text:p/>
        </draw:connector>
        <draw:connector draw:style-name="gr2" draw:text-style-name="P3" draw:layer="layout" draw:type="line" svg:x1="19.896cm" svg:y1="12.558cm" svg:x2="19.898cm" svg:y2="8.676cm" draw:start-shape="id12" draw:start-glue-point="4" svg:d="M19896 12558l2-3882" svg:viewBox="0 0 3 3883">
          <text:p/>
        </draw:connector>
        <draw:connector draw:style-name="gr2" draw:text-style-name="P3" draw:layer="layout" draw:type="line" svg:x1="17.554cm" svg:y1="12.074cm" svg:x2="17.56cm" svg:y2="8.677cm" draw:start-shape="id13" draw:start-glue-point="4" svg:d="M17554 12074l6-3397" svg:viewBox="0 0 7 3398">
          <text:p/>
        </draw:connector>
        <draw:connector draw:style-name="gr2" draw:text-style-name="P3" draw:layer="layout" draw:type="line" svg:x1="15.437cm" svg:y1="11.438cm" svg:x2="15.439cm" svg:y2="8.676cm" draw:start-shape="id14" draw:start-glue-point="4" svg:d="M15437 11438l2-2762" svg:viewBox="0 0 3 2763">
          <text:p/>
        </draw:connector>
        <draw:connector draw:style-name="gr2" draw:text-style-name="P3" draw:layer="layout" draw:type="line" svg:x1="13.123cm" svg:y1="10.966cm" svg:x2="13.114cm" svg:y2="8.676cm" draw:start-shape="id15" draw:start-glue-point="4" svg:d="M13123 10966l-9-2290" svg:viewBox="0 0 10 2291">
          <text:p/>
        </draw:connector>
        <draw:connector draw:style-name="gr2" draw:text-style-name="P3" draw:layer="layout" draw:type="line" svg:x1="8.677cm" svg:y1="9.693cm" svg:x2="8.679cm" svg:y2="8.682cm" svg:d="M8677 9693l2-1011" svg:viewBox="0 0 3 1012">
          <text:p/>
        </draw:connector>
        <draw:connector draw:style-name="gr2" draw:text-style-name="P3" draw:layer="layout" draw:type="line" svg:x1="7.407cm" svg:y1="9.19cm" svg:x2="7.409cm" svg:y2="8.677cm" svg:d="M7407 9190l2-513" svg:viewBox="0 0 3 514">
          <text:p/>
        </draw:connector>
        <draw:connector draw:style-name="gr2" draw:text-style-name="P3" draw:layer="layout" draw:type="line" svg:x1="7.407cm" svg:y1="8.677cm" svg:x2="22.224cm" svg:y2="8.679cm" svg:d="M7407 8677l14817 2" svg:viewBox="0 0 14818 3">
          <text:p/>
        </draw:connector>
        <draw:connector draw:style-name="gr2" draw:text-style-name="P3" draw:layer="layout" draw:type="line" svg:x1="10.582cm" svg:y1="10.331cm" svg:x2="10.584cm" svg:y2="7.803cm" draw:start-shape="id16" draw:start-glue-point="4" draw:end-shape="id7" draw:end-glue-point="6" svg:d="M10582 10331l2-2528" svg:viewBox="0 0 3 2529">
          <text:p/>
        </draw:connector>
        <draw:connector draw:style-name="gr3" draw:text-style-name="P3" draw:layer="layout" draw:type="curve" svg:x1="7.051cm" svg:y1="9.812cm" svg:x2="9.786cm" svg:y2="7.187cm" draw:start-shape="id17" draw:start-glue-point="5" draw:end-shape="id7" draw:end-glue-point="5" svg:d="M7051 9812c-317 0-635-656-635-1312s1684-1313 3370-1313" svg:viewBox="0 0 3371 2626">
          <text:p/>
        </draw:connector>
        <draw:connector draw:style-name="gr3" draw:text-style-name="P3" draw:layer="layout" draw:type="curve" svg:x1="8.678cm" svg:y1="10.931cm" svg:x2="11.713cm" svg:y2="4.615cm" draw:start-shape="id18" draw:start-glue-point="6" draw:end-shape="id3" draw:end-glue-point="5" svg:d="M8678 10931c0 317-683 635-1367 635s-1368-1737-1368-3475 2884-3476 5770-3476" svg:viewBox="0 0 5771 6952">
          <text:p/>
        </draw:connector>
        <draw:custom-shape draw:style-name="gr4" draw:text-style-name="P5" draw:layer="layout" svg:width="1.95cm" svg:height="1.023cm" svg:x="13.656cm" svg:y="1.552cm">
          <text:list text:style-name="L1">
            <text:list-header>
              <text:p text:style-name="P4"><text:span text:style-name="T1">(root)</text:span></text:p>
            </text:list-header>
          </text:list>
          <draw:enhanced-geometry svg:viewBox="0 0 21600 21600" draw:type="mso-spt202" draw:enhanced-path="M 0 0 L 21600 0 21600 21600 0 21600 0 0 Z N"/>
        </draw:custom-shape>
        <draw:custom-shape draw:style-name="gr1" draw:text-style-name="P2" draw:layer="layout" svg:width="1.461cm" svg:height="1.103cm" svg:x="1.47cm" svg:y="11.595cm">
          <text:list text:style-name="L1">
            <text:list-header>
              <text:p text:style-name="P1"><text:span text:style-name="T1">file</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2" draw:layer="layout" svg:width="2.801cm" svg:height="1.275cm" svg:x="1.496cm" svg:y="13.12cm">
          <text:list text:style-name="L1">
            <text:list-header>
              <text:p text:style-name="P1"><text:span text:style-name="T1">directory</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17" draw:id="id17" draw:layer="layout" svg:width="0.664cm" svg:height="1.275cm" svg:x="7.067cm" svg:y="9.173cm">
          <text:list text:style-name="L1">
            <text:list-header>
              <text:p text:style-name="P1"><text:span text:style-name="T2">.</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1" draw:text-style-name="P2" xml:id="id18" draw:id="id18" draw:layer="layout" svg:width="0.825cm" svg:height="1.275cm" svg:x="8.266cm" svg:y="9.676cm">
          <text:list text:style-name="L1">
            <text:list-header>
              <text:p text:style-name="P1"><text:span text:style-name="T2">..</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5" draw:layer="layout" svg:width="7.142cm" svg:height="9.524cm" svg:x="5.953cm" svg:y="1.93cm" draw:page-number="1" presentation:class="page"/>
          <draw:frame presentation:style-name="pr1"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210 210" svg:d="M105 0l105 210h-210z"/>
    <draw:stroke-dash draw:name="Dashed_20__28_var_29__20_4" draw:display-name="Dashed (var) 4"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Times New Roman" style:font-family-asian="'Times New Roman'" style:font-pitch-asian="variable" style:font-size-asian="24pt" style:font-style-asian="normal" style:font-weight-asian="normal" style:font-name-complex="Times New Roman" style:font-family-complex="'Times New Roman'"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name-asian="Times New Roman" style:font-family-asian="'Times New Roman'" style:font-pitch-asian="variable" style:font-size-asian="24pt" style:font-style-asian="normal" style:font-weight-asian="normal" style:font-name-complex="Times New Roman" style:font-family-complex="'Times New Roman'"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fo:background-color="transparent" style:font-name-asian="Times New Roman" style:font-family-asian="'Times New Roman'" style:font-pitch-asian="variable" style:font-size-asian="12pt" style:font-style-asian="normal" style:font-weight-asian="normal" style:font-name-complex="Times New Roman" style:font-family-complex="'Times New Roman'"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Times New Roman" style:font-family-asian="'Times New Roman'" style:font-pitch-asian="variable" style:font-size-asian="32pt" style:font-style-asian="normal" style:font-weight-asian="normal" style:font-name-complex="Times New Roman" style:font-family-complex="'Times New Roman'"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8pt" fo:font-style="normal" fo:text-shadow="none" style:text-underline-style="none" fo:font-weight="normal" style:font-name-asian="Times New Roman" style:font-family-asian="'Times New Roman'" style:font-pitch-asian="variable" style:font-size-asian="28pt" style:font-style-asian="normal" style:font-weight-asian="normal" style:font-name-complex="Times New Roman" style:font-family-complex="'Times New Roma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name-asian="Times New Roman" style:font-family-asian="'Times New Roman'" style:font-pitch-asian="variable" style:font-size-asian="24pt" style:font-style-asian="normal" style:font-weight-asian="normal" style:font-name-complex="Times New Roman" style:font-family-complex="'Times New Roma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name-asian="Times New Roman" style:font-family-asian="'Times New Roman'" style:font-pitch-asian="variable" style:font-size-asian="20pt" style:font-style-asian="normal" style:font-weight-asian="normal" style:font-name-complex="Times New Roman" style:font-family-complex="'Times New Roma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Times New Roman" style:font-family-asian="'Times New Roman'" style:font-pitch-asian="variable" style:font-size-asian="32pt" style:font-style-asian="normal" style:font-weight-asian="normal" style:font-name-complex="Times New Roman" style:font-family-complex="'Times New Roman'"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fo:background-color="transparent" style:font-name-asian="Times New Roman" style:font-family-asian="'Times New Roman'" style:font-pitch-asian="variable" style:font-size-asian="44pt" style:font-style-asian="normal" style:font-weight-asian="normal" style:font-name-complex="Times New Roman" style:font-family-complex="'Times New 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00cc99"/>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00cc99"/>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00cc99"/>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fo:language="en" fo:country="GB" style:font-size-asian="14pt" style:language-asian="en" style:country-asian="GB" style:font-size-complex="14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draw:style-name="Mgr3" draw:text-style-name="MP6" draw:layer="backgroundobjects" svg:width="5.292cm" svg:height="1.27cm" svg:x="1.905cm" svg:y="17.357cm" presentation:class="date-time">
        <draw:text-box>
          <text:list text:style-name="ML1">
            <text:list-header>
              <text:p text:style-name="MP5"><text:span text:style-name="MT1"><presentation:date-time/></text:span></text:p>
            </text:list-header>
          </text:list>
        </draw:text-box>
      </draw:frame>
      <draw:frame draw:style-name="Mgr3" draw:text-style-name="MP8" draw:layer="backgroundobjects" svg:width="8.044cm" svg:height="1.27cm" svg:x="8.678cm" svg:y="17.357cm" presentation:class="footer">
        <draw:text-box>
          <text:list text:style-name="ML1">
            <text:list-header>
              <text:p text:style-name="MP7"><text:span text:style-name="MT1"><presentation:footer/></text:span></text:p>
            </text:list-header>
          </text:list>
        </draw:text-box>
      </draw:frame>
      <draw:frame draw:style-name="Mgr3" draw:text-style-name="MP10" draw:layer="backgroundobjects" svg:width="5.292cm" svg:height="1.27cm" svg:x="18.203cm" svg:y="17.357cm" presentation:class="page-number">
        <draw:text-box>
          <text:list text:style-name="ML1">
            <text:list-header>
              <text:p text:style-name="MP9"><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